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611in" fo:margin-left="-0.3778in" table:align="left"/>
    </style:style>
    <style:style style:name="Table1.A" style:family="table-column">
      <style:table-column-properties style:column-width="1.8903in"/>
    </style:style>
    <style:style style:name="Tab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5611in" fo:margin-left="-0.3778in" table:align="left"/>
    </style:style>
    <style:style style:name="Table2.A" style:family="table-column">
      <style:table-column-properties style:column-width="1.8903in"/>
    </style:style>
    <style:style style:name="Table2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4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color="#cccccc" fo:font-size="8pt" officeooo:rsid="00335fd6" officeooo:paragraph-rsid="00335fd6" style:font-size-asian="8pt" style:font-size-complex="8pt"/>
    </style:style>
    <style:style style:name="P2" style:family="paragraph" style:parent-style-name="Standard">
      <style:text-properties fo:font-style="italic" officeooo:paragraph-rsid="001052b1" style:font-style-asian="italic" style:font-style-complex="italic"/>
    </style:style>
    <style:style style:name="P3" style:family="paragraph" style:parent-style-name="Standard">
      <style:text-properties fo:font-style="normal" officeooo:paragraph-rsid="002bffcf" style:font-style-asian="normal" style:font-style-complex="normal"/>
    </style:style>
    <style:style style:name="P4" style:family="paragraph" style:parent-style-name="Standard">
      <style:text-properties fo:font-style="normal" officeooo:paragraph-rsid="000a3ddf" style:font-style-asian="normal" style:font-style-complex="normal"/>
    </style:style>
    <style:style style:name="P5" style:family="paragraph" style:parent-style-name="Standard">
      <style:text-properties fo:font-style="normal" officeooo:paragraph-rsid="002b1468" style:font-style-asian="normal" style:font-style-complex="normal"/>
    </style:style>
    <style:style style:name="P6" style:family="paragraph" style:parent-style-name="Standard">
      <style:text-properties fo:font-style="normal" officeooo:paragraph-rsid="001052b1" style:font-style-asian="normal" style:font-style-complex="normal"/>
    </style:style>
    <style:style style:name="P7" style:family="paragraph" style:parent-style-name="Standard">
      <style:text-properties fo:font-style="normal" officeooo:paragraph-rsid="00096866" style:font-style-asian="normal" style:font-style-complex="normal"/>
    </style:style>
    <style:style style:name="P8" style:family="paragraph" style:parent-style-name="Standard">
      <style:text-properties fo:font-style="normal" officeooo:paragraph-rsid="0004246b" style:font-style-asian="normal" style:font-style-complex="normal"/>
    </style:style>
    <style:style style:name="P9" style:family="paragraph" style:parent-style-name="Standard">
      <style:text-properties fo:font-style="normal" officeooo:paragraph-rsid="000aefe7" style:font-style-asian="normal" style:font-style-complex="normal"/>
    </style:style>
    <style:style style:name="P10" style:family="paragraph" style:parent-style-name="Standard">
      <style:text-properties fo:font-style="normal" officeooo:paragraph-rsid="00078e06" style:font-style-asian="normal" style:font-style-complex="normal"/>
    </style:style>
    <style:style style:name="P11" style:family="paragraph" style:parent-style-name="Standard">
      <style:text-properties fo:font-style="normal" officeooo:rsid="002bffcf" officeooo:paragraph-rsid="002c9c18" style:font-style-asian="normal" style:font-style-complex="normal"/>
    </style:style>
    <style:style style:name="P12" style:family="paragraph" style:parent-style-name="Standard">
      <style:text-properties style:font-name="Liberation Mono" fo:font-size="11pt" fo:font-style="normal" fo:font-weight="normal" officeooo:rsid="000ce807" officeooo:paragraph-rsid="000a3ddf" style:font-size-asian="11pt" style:font-style-asian="normal" style:font-weight-asian="normal" style:font-style-complex="normal"/>
    </style:style>
    <style:style style:name="P13" style:family="paragraph" style:parent-style-name="Standard">
      <style:text-properties style:font-name="Liberation Mono" fo:font-size="11pt" fo:font-style="normal" fo:font-weight="normal" officeooo:rsid="000ce807" officeooo:paragraph-rsid="002bffcf" style:font-size-asian="11pt" style:font-style-asian="normal" style:font-weight-asian="normal" style:font-style-complex="normal"/>
    </style:style>
    <style:style style:name="P14" style:family="paragraph" style:parent-style-name="Standard">
      <style:text-properties style:font-name="Courier 10 Pitch" fo:font-style="normal" officeooo:rsid="002c9c18" officeooo:paragraph-rsid="002c9c18" style:font-style-asian="normal" style:font-style-complex="normal"/>
    </style:style>
    <style:style style:name="P15" style:family="paragraph" style:parent-style-name="Standard">
      <style:text-properties style:font-name="Courier 10 Pitch" fo:font-style="normal" officeooo:rsid="002c9c18" officeooo:paragraph-rsid="002cd708" style:font-style-asian="normal" style:font-style-complex="normal"/>
    </style:style>
    <style:style style:name="P16" style:family="paragraph" style:parent-style-name="Standard">
      <style:text-properties style:font-name="Liberation Serif" fo:font-size="11pt" fo:font-style="normal" fo:font-weight="normal" officeooo:rsid="000ce807" officeooo:paragraph-rsid="002cd708" style:font-size-asian="11pt" style:font-style-asian="normal" style:font-weight-asian="normal" style:font-style-complex="normal"/>
    </style:style>
    <style:style style:name="P17" style:family="paragraph" style:parent-style-name="Standard">
      <style:text-properties style:font-name="Liberation Serif" fo:font-size="11pt" fo:font-style="normal" fo:font-weight="normal" officeooo:rsid="0040b2c7" officeooo:paragraph-rsid="0040b2c7" style:font-size-asian="11pt" style:font-style-asian="normal" style:font-weight-asian="normal" style:font-style-complex="normal"/>
    </style:style>
    <style:style style:name="P18" style:family="paragraph" style:parent-style-name="Standard">
      <style:text-properties style:font-name="Liberation Serif" fo:font-style="normal" officeooo:rsid="002cd708" officeooo:paragraph-rsid="002cd708" style:font-style-asian="normal" style:font-style-complex="normal"/>
    </style:style>
    <style:style style:name="P19" style:family="paragraph" style:parent-style-name="Standard">
      <style:text-properties style:text-position="0% 100%" officeooo:rsid="003513df" officeooo:paragraph-rsid="003e269d" style:font-size-asian="10.5pt"/>
    </style:style>
    <style:style style:name="P20" style:family="paragraph" style:parent-style-name="Standard">
      <style:text-properties style:text-position="0% 100%" fo:font-size="10pt" officeooo:rsid="005d91ec" officeooo:paragraph-rsid="005d91ec" style:font-size-asian="10pt" style:font-size-complex="10pt"/>
    </style:style>
    <style:style style:name="P21" style:family="paragraph" style:parent-style-name="Standard">
      <style:text-properties style:text-position="0% 100%" fo:font-size="10pt" officeooo:rsid="005d91ec" officeooo:paragraph-rsid="005dffc6" style:font-size-asian="10pt" style:font-size-complex="10pt"/>
    </style:style>
    <style:style style:name="P22" style:family="paragraph" style:parent-style-name="Standard">
      <style:text-properties style:text-position="0% 100%" fo:font-size="10pt" officeooo:rsid="005dffc6" officeooo:paragraph-rsid="005dffc6" style:font-size-asian="10pt" style:font-size-complex="10pt"/>
    </style:style>
    <style:style style:name="P23" style:family="paragraph" style:parent-style-name="Standard">
      <style:text-properties style:text-position="0% 100%" style:font-name="Liberation Serif" fo:font-size="10pt" officeooo:rsid="005e7df5" officeooo:paragraph-rsid="005e7df5" style:font-size-asian="10pt" style:font-size-complex="10pt"/>
    </style:style>
    <style:style style:name="P24" style:family="paragraph" style:parent-style-name="Standard">
      <style:text-properties style:text-position="0% 100%" style:font-name="Liberation Serif" fo:font-size="10pt" officeooo:rsid="005f549b" officeooo:paragraph-rsid="005f549b" style:font-size-asian="10pt" style:font-size-complex="10pt"/>
    </style:style>
    <style:style style:name="P25" style:family="paragraph" style:parent-style-name="Standard">
      <style:text-properties style:text-position="0% 100%" style:font-name="Liberation Serif" fo:font-size="10pt" fo:font-style="italic" officeooo:rsid="005dffc6" officeooo:paragraph-rsid="005dffc6" style:font-size-asian="10pt" style:font-style-asian="italic" style:font-size-complex="10pt" style:font-style-complex="italic"/>
    </style:style>
    <style:style style:name="P26" style:family="paragraph" style:parent-style-name="Standard">
      <style:text-properties style:text-position="0% 100%" style:font-name="Liberation Serif1" fo:font-size="10pt" fo:font-style="normal" officeooo:rsid="005f549b" officeooo:paragraph-rsid="005e7df5" style:font-size-asian="10pt" style:font-style-asian="normal" style:font-size-complex="10pt" style:font-style-complex="normal"/>
    </style:style>
    <style:style style:name="P27" style:family="paragraph" style:parent-style-name="Standard">
      <style:text-properties style:text-position="0% 100%" officeooo:paragraph-rsid="005dffc6"/>
    </style:style>
    <style:style style:name="P28" style:family="paragraph" style:parent-style-name="Standard">
      <style:text-properties fo:font-size="10pt" style:font-size-asian="10pt" style:font-size-complex="10pt"/>
    </style:style>
    <style:style style:name="P29" style:family="paragraph" style:parent-style-name="Standard">
      <style:text-properties fo:font-size="10pt" officeooo:rsid="005b92d4" officeooo:paragraph-rsid="005d91ec" style:font-size-asian="10pt" style:font-size-complex="10pt"/>
    </style:style>
    <style:style style:name="P30" style:family="paragraph" style:parent-style-name="Standard">
      <style:text-properties fo:font-size="10pt" officeooo:rsid="005b92d4" officeooo:paragraph-rsid="005dffc6" style:font-size-asian="10pt" style:font-size-complex="10pt"/>
    </style:style>
    <style:style style:name="P31" style:family="paragraph" style:parent-style-name="Standard">
      <style:text-properties fo:font-size="10pt" officeooo:rsid="005d91ec" officeooo:paragraph-rsid="005d91ec" style:font-size-asian="10pt" style:font-size-complex="10pt"/>
    </style:style>
    <style:style style:name="P32" style:family="paragraph" style:parent-style-name="Standard">
      <style:text-properties fo:font-size="10pt" officeooo:rsid="005d91ec" officeooo:paragraph-rsid="005dffc6" style:font-size-asian="10pt" style:font-size-complex="10pt"/>
    </style:style>
    <style:style style:name="P33" style:family="paragraph" style:parent-style-name="Standard">
      <style:text-properties fo:font-size="10pt" officeooo:rsid="005e7df5" officeooo:paragraph-rsid="005e7df5" style:font-size-asian="10pt" style:font-size-complex="10pt"/>
    </style:style>
    <style:style style:name="P34" style:family="paragraph" style:parent-style-name="Standard">
      <style:text-properties fo:font-size="10pt" officeooo:paragraph-rsid="005d91ec" style:font-size-asian="10pt" style:font-size-complex="10pt"/>
    </style:style>
    <style:style style:name="P35" style:family="paragraph" style:parent-style-name="Standard">
      <style:text-properties fo:font-size="10pt" officeooo:paragraph-rsid="005f549b" style:font-size-asian="10pt" style:font-size-complex="10pt"/>
    </style:style>
    <style:style style:name="P36" style:family="paragraph" style:parent-style-name="Standard">
      <style:text-properties fo:font-size="10pt" fo:font-weight="bold" officeooo:rsid="005d91ec" officeooo:paragraph-rsid="005d91ec" style:font-size-asian="10pt" style:font-weight-asian="bold" style:font-size-complex="10pt" style:font-weight-complex="bold"/>
    </style:style>
    <style:style style:name="P37" style:family="paragraph" style:parent-style-name="Standard">
      <style:text-properties officeooo:rsid="0034c905" officeooo:paragraph-rsid="0040b2c7"/>
    </style:style>
    <style:style style:name="P38" style:family="paragraph" style:parent-style-name="Standard">
      <style:text-properties officeooo:paragraph-rsid="005d319d"/>
    </style:style>
    <style:style style:name="P39" style:family="paragraph" style:parent-style-name="Standard">
      <style:text-properties officeooo:paragraph-rsid="005f549b"/>
    </style:style>
    <style:style style:name="P40" style:family="paragraph" style:parent-style-name="Standard">
      <style:text-properties style:text-position="super 58%" fo:font-size="10pt" officeooo:rsid="005d91ec" officeooo:paragraph-rsid="005d91ec" style:font-size-asian="10pt" style:font-size-complex="10pt"/>
    </style:style>
    <style:style style:name="P41" style:family="paragraph" style:parent-style-name="Standard">
      <style:text-properties style:text-position="super 58%" fo:font-size="10pt" officeooo:rsid="005d91ec" officeooo:paragraph-rsid="005dffc6" style:font-size-asian="10pt" style:font-size-complex="10pt"/>
    </style:style>
    <style:style style:name="P42" style:family="paragraph" style:parent-style-name="Standard">
      <style:text-properties officeooo:rsid="006e1f9d" officeooo:paragraph-rsid="006e1f9d"/>
    </style:style>
    <style:style style:name="P43" style:family="paragraph" style:parent-style-name="Text_20_body">
      <style:text-properties officeooo:rsid="0034c905" officeooo:paragraph-rsid="0034c905"/>
    </style:style>
    <style:style style:name="P44" style:family="paragraph" style:parent-style-name="Text_20_body">
      <style:text-properties officeooo:rsid="0034c905" officeooo:paragraph-rsid="003eda11"/>
    </style:style>
    <style:style style:name="P45" style:family="paragraph" style:parent-style-name="Text_20_body">
      <style:text-properties officeooo:rsid="0034c905" officeooo:paragraph-rsid="0060790a"/>
    </style:style>
    <style:style style:name="P46" style:family="paragraph" style:parent-style-name="Text_20_body">
      <style:text-properties officeooo:rsid="0034c905" officeooo:paragraph-rsid="00650090"/>
    </style:style>
    <style:style style:name="P47" style:family="paragraph" style:parent-style-name="Text_20_body">
      <style:text-properties style:text-position="0% 100%" officeooo:rsid="003513df" officeooo:paragraph-rsid="003513df" style:font-size-asian="10.5pt"/>
    </style:style>
    <style:style style:name="P48" style:family="paragraph" style:parent-style-name="Text_20_body">
      <style:text-properties style:text-position="0% 100%" officeooo:rsid="003513df" officeooo:paragraph-rsid="0048c331" style:font-size-asian="10.5pt"/>
    </style:style>
    <style:style style:name="P49" style:family="paragraph" style:parent-style-name="Text_20_body">
      <style:text-properties style:text-position="0% 100%" officeooo:rsid="003edbde" officeooo:paragraph-rsid="003edbde" style:font-size-asian="10.5pt"/>
    </style:style>
    <style:style style:name="P50" style:family="paragraph" style:parent-style-name="Text_20_body">
      <style:text-properties style:text-position="0% 100%" officeooo:rsid="003edbde" officeooo:paragraph-rsid="0048c331" style:font-size-asian="10.5pt"/>
    </style:style>
    <style:style style:name="P51" style:family="paragraph" style:parent-style-name="Text_20_body">
      <style:text-properties style:text-position="0% 100%" officeooo:rsid="0045f49a" officeooo:paragraph-rsid="0045f49a" style:font-size-asian="10.5pt"/>
    </style:style>
    <style:style style:name="P52" style:family="paragraph" style:parent-style-name="Text_20_body">
      <style:text-properties style:text-position="0% 100%" officeooo:rsid="0048c331" officeooo:paragraph-rsid="0048c331" style:font-size-asian="10.5pt"/>
    </style:style>
    <style:style style:name="P53" style:family="paragraph" style:parent-style-name="Text_20_body">
      <style:text-properties style:text-position="0% 100%" officeooo:rsid="00650090" officeooo:paragraph-rsid="00650090" style:font-size-asian="10.5pt"/>
    </style:style>
    <style:style style:name="P54" style:family="paragraph" style:parent-style-name="Text_20_body">
      <style:text-properties style:text-position="0% 100%" officeooo:rsid="00650090" officeooo:paragraph-rsid="0066aa12" style:font-size-asian="10.5pt"/>
    </style:style>
    <style:style style:name="P55" style:family="paragraph" style:parent-style-name="Text_20_body">
      <style:text-properties style:text-position="0% 100%" officeooo:rsid="00650090" officeooo:paragraph-rsid="0069946c" style:font-size-asian="10.5pt"/>
    </style:style>
    <style:style style:name="P56" style:family="paragraph" style:parent-style-name="Text_20_body">
      <style:text-properties style:text-position="0% 100%" fo:font-weight="bold" officeooo:rsid="00354c96" officeooo:paragraph-rsid="00354c96" style:font-size-asian="10.5pt" style:font-weight-asian="bold" style:font-weight-complex="bold"/>
    </style:style>
    <style:style style:name="P57" style:family="paragraph" style:parent-style-name="Text_20_body">
      <style:text-properties style:text-position="0% 100%" fo:font-weight="bold" officeooo:rsid="00354c96" officeooo:paragraph-rsid="0045f49a" style:font-size-asian="10.5pt" style:font-weight-asian="bold" style:font-weight-complex="bold"/>
    </style:style>
    <style:style style:name="P58" style:family="paragraph" style:parent-style-name="Text_20_body">
      <style:text-properties style:text-position="0% 100%" fo:font-weight="bold" officeooo:rsid="00650090" officeooo:paragraph-rsid="00650090" style:font-size-asian="10.5pt" style:font-weight-asian="bold" style:font-weight-complex="bold"/>
    </style:style>
    <style:style style:name="P59" style:family="paragraph" style:parent-style-name="Text_20_body">
      <style:text-properties officeooo:rsid="003513df" officeooo:paragraph-rsid="003513df"/>
    </style:style>
    <style:style style:name="P60" style:family="paragraph" style:parent-style-name="Text_20_body">
      <style:text-properties fo:font-weight="bold" officeooo:rsid="0034c905" officeooo:paragraph-rsid="0040b2c7" style:font-weight-asian="bold" style:font-weight-complex="bold"/>
    </style:style>
    <style:style style:name="P61" style:family="paragraph" style:parent-style-name="Text_20_body">
      <style:text-properties fo:font-weight="bold" officeooo:rsid="003edbde" officeooo:paragraph-rsid="003edbde" style:font-weight-asian="bold" style:font-weight-complex="bold"/>
    </style:style>
    <style:style style:name="P62" style:family="paragraph" style:parent-style-name="Text_20_body">
      <style:text-properties officeooo:rsid="0045f49a" officeooo:paragraph-rsid="0045f49a"/>
    </style:style>
    <style:style style:name="P63" style:family="paragraph" style:parent-style-name="Text_20_body">
      <style:text-properties officeooo:rsid="0060790a" officeooo:paragraph-rsid="0060790a"/>
    </style:style>
    <style:style style:name="P64" style:family="paragraph" style:parent-style-name="Table_20_Contents">
      <style:text-properties officeooo:rsid="00354c96" officeooo:paragraph-rsid="00354c96"/>
    </style:style>
    <style:style style:name="P65" style:family="paragraph" style:parent-style-name="Table_20_Contents">
      <style:text-properties officeooo:rsid="003a3539" officeooo:paragraph-rsid="003a3539"/>
    </style:style>
    <style:style style:name="P66" style:family="paragraph" style:parent-style-name="Table_20_Contents">
      <style:text-properties officeooo:rsid="003a9683" officeooo:paragraph-rsid="003a9683" fo:background-color="transparent"/>
    </style:style>
    <style:style style:name="P67" style:family="paragraph" style:parent-style-name="Table_20_Contents">
      <style:text-properties officeooo:rsid="003a9683" officeooo:paragraph-rsid="003e269d" fo:background-color="transparent"/>
    </style:style>
    <style:style style:name="P68" style:family="paragraph" style:parent-style-name="Table_20_Contents">
      <style:text-properties officeooo:rsid="003a9683" officeooo:paragraph-rsid="003a9683"/>
    </style:style>
    <style:style style:name="P69" style:family="paragraph" style:parent-style-name="Table_20_Contents">
      <style:text-properties officeooo:rsid="003a9683" officeooo:paragraph-rsid="003e269d"/>
    </style:style>
    <style:style style:name="P70" style:family="paragraph" style:parent-style-name="Table_20_Contents">
      <style:text-properties officeooo:rsid="003e269d" officeooo:paragraph-rsid="003e269d"/>
    </style:style>
    <style:style style:name="P71" style:family="paragraph" style:parent-style-name="Table_20_Contents">
      <style:text-properties fo:font-style="italic" officeooo:rsid="0040b2c7" officeooo:paragraph-rsid="0040b2c7" style:font-style-asian="italic" style:font-style-complex="italic"/>
    </style:style>
    <style:style style:name="P72" style:family="paragraph" style:parent-style-name="Table_20_Contents">
      <style:text-properties officeooo:rsid="00444ad8" officeooo:paragraph-rsid="00444ad8"/>
    </style:style>
    <style:style style:name="P73" style:family="paragraph" style:parent-style-name="Heading_20_3">
      <style:text-properties officeooo:rsid="0034c905" officeooo:paragraph-rsid="0034c905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Text_20_body">
      <style:paragraph-properties fo:break-before="page"/>
      <style:text-properties officeooo:rsid="00354c96" officeooo:paragraph-rsid="0045f49a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rsid="005c5fa7" officeooo:paragraph-rsid="005c5fa7"/>
    </style:style>
    <style:style style:name="P78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79" style:family="paragraph" style:parent-style-name="Title">
      <style:paragraph-properties fo:text-align="center" style:justify-single-word="false"/>
      <style:text-properties fo:font-size="10pt" officeooo:rsid="0045f49a" officeooo:paragraph-rsid="005f549b" style:font-size-asian="10pt" style:font-size-complex="10pt"/>
    </style:style>
    <style:style style:name="P80" style:family="paragraph" style:parent-style-name="Title">
      <style:paragraph-properties fo:text-align="start" style:justify-single-word="false"/>
      <style:text-properties officeooo:rsid="005f549b" officeooo:paragraph-rsid="005f549b"/>
    </style:style>
    <style:style style:name="P81" style:family="paragraph" style:parent-style-name="Standard">
      <style:text-properties fo:font-style="italic" officeooo:paragraph-rsid="007465d0" style:font-style-asian="italic" style:font-style-complex="italic"/>
    </style:style>
    <style:style style:name="P82" style:family="paragraph" style:parent-style-name="Standard">
      <style:text-properties fo:font-style="normal" officeooo:rsid="00323a23" officeooo:paragraph-rsid="007465d0" style:font-style-asian="normal" style:font-style-complex="normal"/>
    </style:style>
    <style:style style:name="P83" style:family="paragraph" style:parent-style-name="Standard">
      <style:text-properties fo:font-style="normal" officeooo:rsid="0032bacb" officeooo:paragraph-rsid="007465d0" style:font-style-asian="normal" style:font-style-complex="normal"/>
    </style:style>
    <style:style style:name="P84" style:family="paragraph" style:parent-style-name="Standard">
      <style:text-properties fo:font-style="normal" officeooo:paragraph-rsid="007465d0" style:font-style-asian="normal" style:font-style-complex="normal"/>
    </style:style>
    <style:style style:name="P85" style:family="paragraph" style:parent-style-name="Standard">
      <style:text-properties style:font-name="Courier 10 Pitch" fo:font-style="normal" officeooo:rsid="002c9c18" officeooo:paragraph-rsid="007465d0" style:font-style-asian="normal" style:font-style-complex="normal"/>
    </style:style>
    <style:style style:name="P86" style:family="paragraph" style:parent-style-name="Title">
      <style:paragraph-properties fo:break-before="page"/>
      <style:text-properties officeooo:rsid="00323a23" officeooo:paragraph-rsid="007465d0"/>
    </style:style>
    <style:style style:name="P87" style:family="paragraph" style:parent-style-name="Heading_20_3">
      <style:text-properties officeooo:rsid="0034c905" officeooo:paragraph-rsid="007465d0"/>
    </style:style>
    <style:style style:name="P88" style:family="paragraph" style:parent-style-name="Heading_20_3">
      <style:paragraph-properties fo:break-before="page"/>
      <style:text-properties officeooo:rsid="0034c905" officeooo:paragraph-rsid="007465d0"/>
    </style:style>
    <style:style style:name="T1" style:family="text">
      <style:text-properties officeooo:rsid="00096866"/>
    </style:style>
    <style:style style:name="T2" style:family="text">
      <style:text-properties officeooo:rsid="002b1468"/>
    </style:style>
    <style:style style:name="T3" style:family="text">
      <style:text-properties officeooo:rsid="001052b1"/>
    </style:style>
    <style:style style:name="T4" style:family="text">
      <style:text-properties style:font-name="Liberation Mono" fo:font-size="11pt" fo:font-weight="normal" officeooo:rsid="001052b1" style:font-size-asian="11pt" style:font-weight-asian="normal"/>
    </style:style>
    <style:style style:name="T5" style:family="text">
      <style:text-properties style:font-name="Liberation Mono" fo:font-size="11pt" fo:font-weight="normal" officeooo:rsid="000ce807" style:font-size-asian="11pt" style:font-weight-asian="normal"/>
    </style:style>
    <style:style style:name="T6" style:family="text">
      <style:text-properties style:font-name="Liberation Mono" fo:font-size="11pt" fo:font-weight="normal" officeooo:rsid="002bffcf" style:font-size-asian="11pt" style:font-weight-asian="normal"/>
    </style:style>
    <style:style style:name="T7" style:family="text">
      <style:text-properties officeooo:rsid="002bffcf"/>
    </style:style>
    <style:style style:name="T8" style:family="text">
      <style:text-properties officeooo:rsid="002cd708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size-asian="10.5pt"/>
    </style:style>
    <style:style style:name="T11" style:family="text">
      <style:text-properties style:text-position="super 58%" officeooo:rsid="003513df" style:font-size-asian="10.5pt"/>
    </style:style>
    <style:style style:name="T12" style:family="text">
      <style:text-properties style:text-position="super 58%" officeooo:rsid="0057f265"/>
    </style:style>
    <style:style style:name="T13" style:family="text">
      <style:text-properties style:text-position="super 58%" officeooo:rsid="005d91ec"/>
    </style:style>
    <style:style style:name="T14" style:family="text">
      <style:text-properties style:text-position="super 58%" officeooo:rsid="005dffc6"/>
    </style:style>
    <style:style style:name="T15" style:family="text">
      <style:text-properties style:text-position="super 58%" style:font-name="Liberation Serif1"/>
    </style:style>
    <style:style style:name="T16" style:family="text">
      <style:text-properties style:text-position="super 58%" style:font-name="Liberation Serif1" fo:font-size="8pt" fo:font-style="italic" style:font-size-asian="8pt" style:font-style-asian="italic" style:font-size-complex="8pt" style:font-style-complex="italic"/>
    </style:style>
    <style:style style:name="T17" style:family="text">
      <style:text-properties style:text-position="super 58%" style:font-name="Liberation Serif1" fo:font-style="normal" style:font-style-asian="normal" style:font-style-complex="normal"/>
    </style:style>
    <style:style style:name="T18" style:family="text">
      <style:text-properties style:text-position="super 58%" style:font-name="Liberation Serif1" fo:font-style="normal" officeooo:rsid="005d91ec" style:font-style-asian="normal" style:font-style-complex="normal"/>
    </style:style>
    <style:style style:name="T19" style:family="text">
      <style:text-properties style:text-position="super 58%" style:font-name="Liberation Serif1" officeooo:rsid="003513df" style:font-size-asian="10.5pt"/>
    </style:style>
    <style:style style:name="T20" style:family="text">
      <style:text-properties style:text-position="super 58%" fo:font-style="normal" style:font-style-asian="normal" style:font-style-complex="normal"/>
    </style:style>
    <style:style style:name="T21" style:family="text">
      <style:text-properties style:text-position="0% 100%"/>
    </style:style>
    <style:style style:name="T22" style:family="text">
      <style:text-properties style:text-position="0% 100%" style:font-size-asian="10.5pt"/>
    </style:style>
    <style:style style:name="T23" style:family="text">
      <style:text-properties style:text-position="0% 100%" officeooo:rsid="003513df" style:font-size-asian="10.5pt"/>
    </style:style>
    <style:style style:name="T24" style:family="text">
      <style:text-properties style:text-position="0% 100%" officeooo:rsid="0034c905" style:font-size-asian="10.5pt"/>
    </style:style>
    <style:style style:name="T25" style:family="text">
      <style:text-properties style:text-position="0% 100%" officeooo:rsid="0036c717" style:font-size-asian="10.5pt"/>
    </style:style>
    <style:style style:name="T26" style:family="text">
      <style:text-properties style:text-position="0% 100%" officeooo:rsid="003e269d" style:font-size-asian="10.5pt"/>
    </style:style>
    <style:style style:name="T27" style:family="text">
      <style:text-properties style:text-position="0% 100%" officeooo:rsid="003e3b5b" style:font-size-asian="10.5pt"/>
    </style:style>
    <style:style style:name="T28" style:family="text">
      <style:text-properties style:text-position="0% 100%" officeooo:rsid="003edbde" style:font-size-asian="10.5pt"/>
    </style:style>
    <style:style style:name="T29" style:family="text">
      <style:text-properties style:text-position="0% 100%" officeooo:rsid="0040b2c7" style:font-size-asian="10.5pt"/>
    </style:style>
    <style:style style:name="T30" style:family="text">
      <style:text-properties style:text-position="0% 100%" officeooo:rsid="00502207" style:font-size-asian="10.5pt"/>
    </style:style>
    <style:style style:name="T31" style:family="text">
      <style:text-properties style:text-position="0% 100%" officeooo:rsid="0057f265" style:font-size-asian="10.5pt"/>
    </style:style>
    <style:style style:name="T32" style:family="text">
      <style:text-properties style:text-position="0% 100%" officeooo:rsid="0060790a" style:font-size-asian="10.5pt"/>
    </style:style>
    <style:style style:name="T33" style:family="text">
      <style:text-properties style:text-position="0% 100%" officeooo:rsid="0062de4e" style:font-size-asian="10.5pt"/>
    </style:style>
    <style:style style:name="T34" style:family="text">
      <style:text-properties style:text-position="0% 100%" fo:font-style="italic" officeooo:rsid="003edbde" style:font-size-asian="10.5pt" style:font-style-asian="italic" style:font-style-complex="italic"/>
    </style:style>
    <style:style style:name="T35" style:family="text">
      <style:text-properties style:text-position="0% 100%" fo:font-style="italic" officeooo:rsid="004f560d" style:font-size-asian="10.5pt" style:font-style-asian="italic" style:font-style-complex="italic"/>
    </style:style>
    <style:style style:name="T36" style:family="text">
      <style:text-properties style:text-position="0% 100%" fo:font-size="10pt" fo:font-weight="normal" officeooo:rsid="005c5fa7" style:font-size-asian="10pt" style:font-weight-asian="normal" style:font-size-complex="10pt" style:font-weight-complex="normal"/>
    </style:style>
    <style:style style:name="T37" style:family="text">
      <style:text-properties style:text-position="0% 100%" fo:font-size="10pt" fo:font-weight="normal" officeooo:rsid="005d319d" style:font-size-asian="10pt" style:font-weight-asian="normal" style:font-size-complex="10pt" style:font-weight-complex="normal"/>
    </style:style>
    <style:style style:name="T38" style:family="text">
      <style:text-properties style:text-position="0% 100%" fo:font-size="10pt" fo:font-weight="normal" officeooo:rsid="005f549b" style:font-size-asian="10pt" style:font-weight-asian="normal" style:font-size-complex="10pt" style:font-weight-complex="normal"/>
    </style:style>
    <style:style style:name="T39" style:family="text">
      <style:text-properties style:text-position="0% 100%" officeooo:rsid="005d91ec"/>
    </style:style>
    <style:style style:name="T40" style:family="text">
      <style:text-properties style:text-position="0% 100%" style:font-name="Liberation Serif1"/>
    </style:style>
    <style:style style:name="T41" style:family="text">
      <style:text-properties style:text-position="0% 100%" style:font-name="Liberation Serif1" officeooo:rsid="005d91ec"/>
    </style:style>
    <style:style style:name="T42" style:family="text">
      <style:text-properties style:text-position="0% 100%" style:font-name="Liberation Serif1" officeooo:rsid="005dffc6"/>
    </style:style>
    <style:style style:name="T43" style:family="text">
      <style:text-properties style:text-position="0% 100%" style:font-name="Liberation Serif1" style:font-size-asian="10.5pt"/>
    </style:style>
    <style:style style:name="T44" style:family="text">
      <style:text-properties style:text-position="0% 100%" style:font-name="Liberation Serif1" officeooo:rsid="0060790a" style:font-size-asian="10.5pt"/>
    </style:style>
    <style:style style:name="T45" style:family="text">
      <style:text-properties style:text-position="0% 100%" style:font-name="Liberation Serif1" officeooo:rsid="0034c905" style:font-size-asian="10.5pt"/>
    </style:style>
    <style:style style:name="T46" style:family="text">
      <style:text-properties style:text-position="0% 100%" style:font-name="Liberation Serif1" officeooo:rsid="003513df" style:font-size-asian="10.5pt"/>
    </style:style>
    <style:style style:name="T47" style:family="text">
      <style:text-properties style:text-position="0% 100%" officeooo:rsid="005dffc6"/>
    </style:style>
    <style:style style:name="T48" style:family="text">
      <style:text-properties officeooo:rsid="0034c905"/>
    </style:style>
    <style:style style:name="T49" style:family="text">
      <style:text-properties officeooo:rsid="003513df"/>
    </style:style>
    <style:style style:name="T50" style:family="text">
      <style:text-properties officeooo:rsid="003edbde"/>
    </style:style>
    <style:style style:name="T51" style:family="text">
      <style:text-properties officeooo:rsid="0040b2c7"/>
    </style:style>
    <style:style style:name="T52" style:family="text">
      <style:text-properties officeooo:rsid="0045f49a"/>
    </style:style>
    <style:style style:name="T53" style:family="text">
      <style:text-properties officeooo:rsid="004f560d"/>
    </style:style>
    <style:style style:name="T54" style:family="text">
      <style:text-properties officeooo:rsid="0057f265"/>
    </style:style>
    <style:style style:name="T55" style:family="text">
      <style:text-properties officeooo:rsid="005b92d4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officeooo:rsid="005d319d" style:font-size-asian="10pt" style:font-size-complex="10pt"/>
    </style:style>
    <style:style style:name="T58" style:family="text">
      <style:text-properties fo:font-size="10pt" officeooo:rsid="005f549b" style:font-size-asian="10pt" style:font-size-complex="10pt"/>
    </style:style>
    <style:style style:name="T59" style:family="text">
      <style:text-properties officeooo:rsid="005d319d"/>
    </style:style>
    <style:style style:name="T60" style:family="text">
      <style:text-properties officeooo:rsid="005d91ec"/>
    </style:style>
    <style:style style:name="T61" style:family="text">
      <style:text-properties style:font-name="Liberation Serif1"/>
    </style:style>
    <style:style style:name="T62" style:family="text">
      <style:text-properties style:font-name="Liberation Serif1" officeooo:rsid="005d91ec"/>
    </style:style>
    <style:style style:name="T63" style:family="text">
      <style:text-properties style:font-name="Liberation Serif1" officeooo:rsid="005dffc6"/>
    </style:style>
    <style:style style:name="T64" style:family="text">
      <style:text-properties style:font-name="Liberation Serif1" fo:font-size="8pt" fo:font-style="italic" style:font-size-asian="8pt" style:font-style-asian="italic" style:font-size-complex="8pt" style:font-style-complex="italic"/>
    </style:style>
    <style:style style:name="T65" style:family="text">
      <style:text-properties style:font-name="Liberation Serif1" fo:font-style="normal" style:font-style-asian="normal" style:font-style-complex="normal"/>
    </style:style>
    <style:style style:name="T66" style:family="text">
      <style:text-properties style:font-name="Liberation Serif1" fo:font-style="normal" officeooo:rsid="005d91ec" style:font-style-asian="normal" style:font-style-complex="normal"/>
    </style:style>
    <style:style style:name="T67" style:family="text">
      <style:text-properties style:font-name="Liberation Serif1" fo:font-style="normal" officeooo:rsid="005b92d4" style:font-style-asian="normal" style:font-style-complex="normal"/>
    </style:style>
    <style:style style:name="T68" style:family="text">
      <style:text-properties style:font-name="Liberation Serif1" fo:font-style="normal" officeooo:rsid="005dffc6" style:font-style-asian="normal" style:font-style-complex="normal"/>
    </style:style>
    <style:style style:name="T69" style:family="text">
      <style:text-properties style:font-name="Liberation Serif1" fo:font-style="normal" officeooo:rsid="005f549b" style:font-style-asian="normal" style:font-style-complex="normal"/>
    </style:style>
    <style:style style:name="T70" style:family="text">
      <style:text-properties style:font-name="Liberation Serif1" fo:font-style="normal" officeooo:rsid="006b03fd" style:font-style-asian="normal" style:font-style-complex="normal"/>
    </style:style>
    <style:style style:name="T71" style:family="text">
      <style:text-properties style:font-name="Liberation Serif1" fo:font-style="normal" officeooo:rsid="006b5cee" style:font-style-asian="normal" style:font-style-complex="normal"/>
    </style:style>
    <style:style style:name="T72" style:family="text">
      <style:text-properties style:font-name="Liberation Serif1" fo:font-style="normal" officeooo:rsid="0069946c" style:font-style-asian="normal" style:font-style-complex="normal"/>
    </style:style>
    <style:style style:name="T73" style:family="text">
      <style:text-properties style:font-name="Liberation Serif1" fo:font-style="normal" officeooo:rsid="006be2b4" style:font-style-asian="normal" style:font-style-complex="normal"/>
    </style:style>
    <style:style style:name="T74" style:family="text">
      <style:text-properties style:font-name="Liberation Serif1" fo:font-style="normal" officeooo:rsid="006fc1a6" style:font-style-asian="normal" style:font-style-complex="normal"/>
    </style:style>
    <style:style style:name="T75" style:family="text">
      <style:text-properties style:font-name="Liberation Serif1" fo:font-style="normal" officeooo:rsid="0071384a" style:font-style-asian="normal" style:font-style-complex="normal"/>
    </style:style>
    <style:style style:name="T76" style:family="text">
      <style:text-properties style:font-name="Liberation Serif1" fo:font-style="normal" officeooo:rsid="007275fb" style:font-style-asian="normal" style:font-style-complex="normal"/>
    </style:style>
    <style:style style:name="T77" style:family="text">
      <style:text-properties style:font-name="Liberation Serif1" officeooo:rsid="0060790a"/>
    </style:style>
    <style:style style:name="T78" style:family="text">
      <style:text-properties officeooo:rsid="005dffc6"/>
    </style:style>
    <style:style style:name="T79" style:family="text">
      <style:text-properties fo:font-weight="bold" officeooo:rsid="005b92d4" style:font-weight-asian="bold" style:font-weight-complex="bold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5dffc6" style:font-style-asian="normal" style:font-style-complex="normal"/>
    </style:style>
    <style:style style:name="T82" style:family="text">
      <style:text-properties officeooo:rsid="005f549b"/>
    </style:style>
    <style:style style:name="T83" style:family="text">
      <style:text-properties officeooo:rsid="0066aa12"/>
    </style:style>
    <style:style style:name="T84" style:family="text">
      <style:text-properties officeooo:rsid="0067b035"/>
    </style:style>
    <style:style style:name="T85" style:family="text">
      <style:text-properties style:font-name="Courier 10 Pitch" fo:font-size="11pt" fo:font-style="normal" fo:font-weight="normal" officeooo:rsid="002c9c18" style:font-size-asian="11pt" style:font-style-asian="normal" style:font-weight-asian="normal" style:font-style-complex="normal"/>
    </style:style>
    <style:style style:name="T86" style:family="text">
      <style:text-properties officeooo:rsid="003663d3"/>
    </style:style>
    <style:style style:name="T87" style:family="text">
      <style:text-properties officeooo:rsid="0032bac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SVD Notes and <text:span text:style-name="T52">S</text:span>cratchpad</text:p>
      <text:p text:style-name="P79">(May 2018)</text:p>
      <text:p text:style-name="P80">Mathematical Basics</text:p>
      <text:p text:style-name="P35"/>
      <text:p text:style-name="P34"><text:span text:style-name="T79">Spectral Theorem:</text:span><text:span text:style-name="T55"> </text:span></text:p>
      <text:p text:style-name="P29"/>
      <text:p text:style-name="P29">M = U<text:span text:style-name="T62">Σ</text:span>V<text:span text:style-name="T13">T</text:span><text:span text:style-name="T39"><text:tab/><text:tab/><text:tab/></text:span><text:span text:style-name="T47">(1)</text:span></text:p>
      <text:p text:style-name="P31"><text:span text:style-name="T39">U, </text:span><text:span text:style-name="T21">V unitary, </text:span><text:span text:style-name="T40">Σ diagonal.</text:span></text:p>
      <text:p text:style-name="P40"/>
      <text:p text:style-name="P36">Relationship to the eigenvalue decomposition of a symmetric matrix:</text:p>
      <text:p text:style-name="P29"/>
      <text:p text:style-name="P31">Let A := <text:span text:style-name="T55">M</text:span>M<text:span text:style-name="T9">T</text:span></text:p>
      <text:p text:style-name="P20">A is symmetric and positive <text:span text:style-name="T78">semi-</text:span>definite. → A is diagonalizable with <text:span text:style-name="T78">nonnegative eigenvalues:</text:span></text:p>
      <text:p text:style-name="P21">A = <text:span text:style-name="T78">Q</text:span><text:span text:style-name="T63">DQ</text:span><text:span text:style-name="T9">T<text:tab/><text:tab/><text:tab/></text:span><text:span text:style-name="T78">(2)</text:span></text:p>
      <text:p text:style-name="P32"><text:span text:style-name="T47">Q</text:span><text:span text:style-name="T21"> unitary, </text:span><text:span text:style-name="T47">D</text:span><text:span text:style-name="T40"> diagonal.</text:span></text:p>
      <text:p text:style-name="P41"/>
      <text:p text:style-name="P30"><text:span text:style-name="T78">(1), (2): A = </text:span>M<text:span text:style-name="T60">M</text:span><text:span text:style-name="T13">T</text:span> = U<text:span text:style-name="T62">Σ</text:span>V<text:span text:style-name="T13">T</text:span><text:span text:style-name="T39"> <text:s/></text:span><text:span text:style-name="T21">V</text:span><text:span text:style-name="T41">Σ</text:span><text:span text:style-name="T21">U</text:span><text:span text:style-name="T13">T</text:span><text:span text:style-name="T39"> = <text:s/></text:span><text:span text:style-name="T21">U</text:span><text:span text:style-name="T41">Σ</text:span><text:span text:style-name="T13">2</text:span><text:span text:style-name="T21">U</text:span><text:span text:style-name="T13">T</text:span></text:p>
      <text:p text:style-name="P30"><text:span text:style-name="T39">→</text:span><text:span text:style-name="T47"> </text:span><text:span text:style-name="T39">U</text:span><text:span text:style-name="T41">Σ</text:span><text:span text:style-name="T13">2</text:span><text:span text:style-name="T39">U</text:span><text:span text:style-name="T13">T</text:span><text:span text:style-name="T39"> </text:span><text:span text:style-name="T47">=</text:span><text:span text:style-name="T14"> </text:span><text:span text:style-name="T47">Q</text:span><text:span text:style-name="T42">DQ</text:span><text:span text:style-name="T13">T</text:span></text:p>
      <text:p text:style-name="P22">→ U = Q, <text:span text:style-name="T62">Σ </text:span><text:span text:style-name="T61">= D</text:span><text:span text:style-name="T15">1/2</text:span><text:span text:style-name="T61"> </text:span><text:span text:style-name="T64">(D</text:span><text:span text:style-name="T16">1/2</text:span><text:span text:style-name="T64"> means replacing diagonal values of D with their square roots)</text:span></text:p>
      <text:p text:style-name="P25"/>
      <text:p text:style-name="P23"><text:span text:style-name="T80">If all eigenvalues are positive, then </text:span><text:span text:style-name="T81">V</text:span><text:span text:style-name="T20">T</text:span><text:span text:style-name="T81"> = </text:span><text:span text:style-name="T66">Σ</text:span><text:span text:style-name="T18">-</text:span><text:span text:style-name="T17">1</text:span><text:span text:style-name="T65">U</text:span><text:span text:style-name="T17">T</text:span><text:span text:style-name="T65">M.</text:span></text:p>
      <text:p text:style-name="P23"><text:span text:style-name="T65">Else solve </text:span><text:span text:style-name="T66">A’ := </text:span><text:span text:style-name="T67">M</text:span><text:span text:style-name="T17">T</text:span><text:span text:style-name="T66">M </text:span><text:span text:style-name="T65">= </text:span><text:span text:style-name="T68">Q’D’Q’</text:span><text:span text:style-name="T18">T</text:span><text:span text:style-name="T66"> </text:span><text:span text:style-name="T69">producing V = Q’</text:span></text:p>
      <text:p text:style-name="P26"/>
      <text:p text:style-name="P24"><text:span text:style-name="T65">Hence general SVD can always be reduced to the eigendecomposition of a positive semidefinite matrix. </text:span><text:span text:style-name="T72">Since many </text:span><text:span text:style-name="T71">use cases </text:span><text:span text:style-name="T72">requiring SVD </text:span><text:span text:style-name="T76">already </text:span><text:span text:style-name="T72">start with a symmetric matrix, it is reasonable to </text:span><text:span text:style-name="T73">just </text:span><text:span text:style-name="T71">provide </text:span><text:span text:style-name="T72">the eigendecomposition for the symmetric ma</text:span><text:span text:style-name="T70">t</text:span><text:span text:style-name="T72">rix </text:span><text:span text:style-name="T74">(easier to maintain) </text:span><text:span text:style-name="T72">rather than </text:span><text:span text:style-name="T70">implement</text:span><text:span text:style-name="T73">ing</text:span><text:span text:style-name="T70"> </text:span><text:span text:style-name="T72">general SVD</text:span><text:span text:style-name="T70">. </text:span><text:span text:style-name="T75">Any conceivable flavors of s</text:span><text:span text:style-name="T74">ymmetric eigendecomposition </text:span><text:span text:style-name="T75">should be </text:span><text:span text:style-name="T74">faster </text:span><text:span text:style-name="T75">than the corresponding flavor of </text:span><text:span text:style-name="T74">general SVD, </text:span><text:span text:style-name="T76">although applying above theorem for genral SVD might altogether be slightly slower than the best direct SVD implementation.</text:span></text:p>
      <text:p text:style-name="P27"/>
      <text:p text:style-name="P74"><text:span text:style-name="T82">Eigendecomposition</text:span> <text:span text:style-name="T2">with Givens Rotation</text:span></text:p>
      <text:p text:style-name="P2"/>
      <text:p text:style-name="P5"><draw:frame draw:style-name="fr1" draw:name="Object31" text:anchor-type="as-char" svg:y="-0.152in" svg:width="0.8165in" svg:height="0.2008in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1" draw:name="Object30" text:anchor-type="as-char" svg:y="-0.152in" svg:width="0.7835in" svg:height="0.2008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3"><draw:frame draw:style-name="fr1" draw:name="Object32" text:anchor-type="as-char" svg:y="-0.152in" svg:width="0.9898in" svg:height="0.2008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">: Givens Rotation</text:span></text:p>
      <text:p text:style-name="P6"/>
      <text:p text:style-name="P6"><draw:frame draw:style-name="fr1" draw:name="Object1" text:anchor-type="as-char" svg:y="-0.1484in" svg:width="0.4646in" svg:height="0.2098in" draw:z-index="0"><draw:object xlink:href="./Object 1" xlink:type="simple" xlink:show="embed" xlink:actuate="onLoad"/><draw:image xlink:href="./ObjectReplacements/Object 1" xlink:type="simple" xlink:show="embed" xlink:actuate="onLoad"/></draw:frame>;<draw:frame draw:style-name="fr1" draw:name="Object2" text:anchor-type="as-char" svg:y="-0.1484in" svg:width="0.5874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;<draw:frame draw:style-name="fr1" draw:name="Object3" text:anchor-type="as-char" svg:y="-0.1484in" svg:width="0.789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; <draw:frame draw:style-name="fr1" draw:name="Object11" text:anchor-type="as-char" svg:y="-0.1484in" svg:width="1.2654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7"/>
      <text:p text:style-name="P8"><draw:frame draw:style-name="fr1" draw:name="Object5" text:anchor-type="as-char" svg:y="-0.172in" svg:width="0.6598in" svg:height="0.208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; <draw:frame draw:style-name="fr1" draw:name="Object6" text:anchor-type="as-char" svg:y="-0.172in" svg:width="1.2339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8"/>
      <text:p text:style-name="P9"><draw:frame draw:style-name="fr1" draw:name="Object22" text:anchor-type="as-char" svg:y="-0.172in" svg:width="4.3161in" svg:height="0.2083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/>
      <text:p text:style-name="P7"><text:span text:style-name="T1">Symmetry: </text:span><draw:frame draw:style-name="fr1" draw:name="Object15" text:anchor-type="as-char" svg:y="-0.1484in" svg:width="0.528in" svg:height="0.209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484in" svg:width="0.6535in" svg:height="0.2098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1484in" svg:width="0.4543in" svg:height="0.184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/>
      <text:p text:style-name="P10"><draw:frame draw:style-name="fr1" draw:name="Object14" text:anchor-type="as-char" svg:y="-0.172in" svg:width="2.0173in" svg:height="0.2335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<text:tab/><text:tab/><text:tab/><text:tab/><text:tab/><text:tab/><text:tab/><text:span text:style-name="T7">(1)</text:span></text:p>
      <text:p text:style-name="P10"/>
      <text:p text:style-name="P3"><draw:frame draw:style-name="fr1" draw:name="Object19" text:anchor-type="as-char" svg:y="-0.172in" svg:width="1.7543in" svg:height="0.2335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tab/><text:tab/><text:tab/><text:tab/><text:tab/><text:tab/><text:tab/><text:tab/><text:tab/><text:span text:style-name="T7">(2)</text:span></text:p>
      <text:p text:style-name="P10"/>
      <text:p text:style-name="P3"><draw:frame draw:style-name="fr1" draw:name="Object18" text:anchor-type="as-char" svg:y="-0.172in" svg:width="1.7429in" svg:height="0.2335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tab/><text:tab/><text:tab/><text:tab/><text:tab/><text:tab/><text:tab/><text:tab/><text:tab/><text:span text:style-name="T7">(3)</text:span></text:p>
      <text:p text:style-name="P4"/>
      <text:p text:style-name="P3"><text:span text:style-name="T2">For</text:span><draw:frame draw:style-name="fr1" draw:name="Object4" text:anchor-type="as-char" svg:y="-0.1484in" svg:width="0.6398in" svg:height="0.1846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:<draw:frame draw:style-name="fr1" draw:name="Object20" text:anchor-type="as-char" svg:y="-0.1484in" svg:width="1.0693in" svg:height="0.2098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,<draw:frame draw:style-name="fr1" draw:name="Object21" text:anchor-type="as-char" svg:y="-0.1484in" svg:width="1.0744in" svg:height="0.2098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tab/><text:tab/><text:span text:style-name="T7">(4)</text:span></text:p>
      <text:p text:style-name="P4"/>
      <text:p text:style-name="P5"><text:span text:style-name="T2">Rotation:</text:span><text:span text:style-name="T2"><draw:frame draw:style-name="fr1" draw:name="Object33" text:anchor-type="as-char" svg:y="-0.172in" svg:width="0.572in" svg:height="0.2335in" draw:z-index="2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">=&gt; </text:span><draw:frame draw:style-name="fr1" draw:name="Object23" text:anchor-type="as-char" svg:y="-0.1484in" svg:width="1.0689in" svg:height="0.2098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,<draw:frame draw:style-name="fr1" draw:name="Object25" text:anchor-type="as-char" svg:y="-0.1484in" svg:width="1.0752in" svg:height="0.2098in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/>
      <text:p text:style-name="Heading_20_3">Jacobi <text:span text:style-name="T48">Method</text:span></text:p>
      <text:p text:style-name="P4"/>
      <text:p text:style-name="P4"><draw:frame draw:style-name="fr1" draw:name="Object26" text:anchor-type="as-char" svg:y="-0.1484in" svg:width="0.5339in" svg:height="0.2098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4">=&gt;</text:span><text:span text:style-name="T5"><draw:frame draw:style-name="fr1" draw:name="Object28" text:anchor-type="as-char" svg:y="-0.2925in" svg:width="1.4272in" svg:height="0.4898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">,</text:span><text:span text:style-name="T5"><draw:frame draw:style-name="fr1" draw:name="Object39" text:anchor-type="as-char" svg:y="-0.152in" svg:width="0.7543in" svg:height="0.2008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">,</text:span><text:span text:style-name="T5"><draw:frame draw:style-name="fr1" draw:name="Object40" text:anchor-type="as-char" svg:y="-0.152in" svg:width="0.7201in" svg:height="0.2008in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12"/>
      <text:p text:style-name="Heading_20_3">Givens Tridiagonalization</text:p>
      <text:p text:style-name="P11"><text:s/></text:p>
      <text:p text:style-name="P3"><draw:frame draw:style-name="fr1" draw:name="Object7" text:anchor-type="as-char" svg:y="-0.1484in" svg:width="0.7091in" svg:height="0.2098in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=&gt; </text:span><text:span text:style-name="T6">(4)</text:span><text:span text:style-name="T6"><draw:frame draw:style-name="fr1" draw:name="Object8" text:anchor-type="as-char" svg:y="-0.2925in" svg:width="2.6071in" svg:height="0.4898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3"/>
      <text:p text:style-name="P14"><text:span text:style-name="T8">f</text:span>or<text:span text:style-name="T8">(</text:span>k = <text:span text:style-name="T8">1</text:span>; k &lt; n; <text:span text:style-name="T8">k++)</text:span></text:p>
      <text:p text:style-name="P15"><text:span text:style-name="T8"><text:tab/>f</text:span>or<text:span text:style-name="T8">(l</text:span> = <text:span text:style-name="T8">k + 1</text:span>; <text:span text:style-name="T8">l</text:span> &lt; <text:span text:style-name="T8">n</text:span>; <text:span text:style-name="T8">l++)</text:span></text:p>
      <text:p text:style-name="P15"><text:tab/><text:tab/><text:span text:style-name="T8">zero </text:span><text:span text:style-name="T8"><draw:frame draw:style-name="fr1" draw:name="Object9" text:anchor-type="as-char" svg:y="-0.1484in" svg:width="0.4193in" svg:height="0.2098in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, </text:span><text:span text:style-name="T8"><draw:frame draw:style-name="fr1" draw:name="Object10" text:anchor-type="as-char" svg:y="-0.1484in" svg:width="0.4311in" svg:height="0.2098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5"/>
      <text:p text:style-name="P18">=&gt; zeroed elements stay zero</text:p>
      <text:p text:style-name="P16"/>
      <text:p text:style-name="P73"/>
      <text:p text:style-name="P86"><text:span text:style-name="T86">Triangle</text:span> Decomposition via Givens Rotation</text:p>
      <text:p text:style-name="P81"/>
      <text:p text:style-name="P84"><draw:frame draw:style-name="fr1" draw:name="Object66" text:anchor-type="as-char" svg:y="-0.152in" svg:width="0.8165in" svg:height="0.2008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draw:frame draw:style-name="fr1" draw:name="Object67" text:anchor-type="as-char" svg:y="-0.152in" svg:width="0.7835in" svg:height="0.2008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3"><draw:frame draw:style-name="fr1" draw:name="Object69" text:anchor-type="as-char" svg:y="-0.152in" svg:width="0.9898in" svg:height="0.2008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">: Givens Rotation</text:span></text:p>
      <text:p text:style-name="P84"/>
      <text:p text:style-name="P84"><draw:frame draw:style-name="fr1" draw:name="Object70" text:anchor-type="as-char" svg:y="-0.1484in" svg:width="0.4646in" svg:height="0.2098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;<draw:frame draw:style-name="fr1" draw:name="Object71" text:anchor-type="as-char" svg:y="-0.1484in" svg:width="0.5874in" svg:height="0.2098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;<draw:frame draw:style-name="fr1" draw:name="Object72" text:anchor-type="as-char" svg:y="-0.1484in" svg:width="0.7898in" svg:height="0.2098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; <draw:frame draw:style-name="fr1" draw:name="Object73" text:anchor-type="as-char" svg:y="-0.1484in" svg:width="1.2654in" svg:height="0.2098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84"/>
      <text:p text:style-name="P82"><draw:frame draw:style-name="fr1" draw:name="Object74" text:anchor-type="as-char" svg:y="-0.172in" svg:width="1.6063in" svg:height="0.2083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82"/>
      <text:p text:style-name="P82">=&gt;</text:p>
      <text:p text:style-name="P82"/>
      <text:p text:style-name="P82"><draw:frame draw:style-name="fr1" draw:name="Object75" text:anchor-type="as-char" svg:y="-0.172in" svg:width="0.7457in" svg:height="0.2083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82"/>
      <text:p text:style-name="P82"><draw:frame draw:style-name="fr1" draw:name="Object76" text:anchor-type="as-char" svg:y="-0.1484in" svg:width="0.652in" svg:height="0.1846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2"/>
      <text:p text:style-name="P82"><draw:frame draw:style-name="fr1" draw:name="Object77" text:anchor-type="as-char" svg:y="-0.2807in" svg:width="0.9917in" svg:height="0.4484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82"/>
      <text:p text:style-name="P82"><draw:frame draw:style-name="fr1" draw:name="Object78" text:anchor-type="as-char" svg:y="-0.2807in" svg:width="2.7764in" svg:height="0.4484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82"/>
      <text:p text:style-name="P82"><draw:frame draw:style-name="fr1" draw:name="Object79" text:anchor-type="as-char" svg:y="-0.2807in" svg:width="2.6862in" svg:height="0.4484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82"/>
      <text:p text:style-name="P82"><draw:frame draw:style-name="fr1" draw:name="Object80" text:anchor-type="as-char" svg:y="-0.172in" svg:width="0.8744in" svg:height="0.2083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:</text:p>
      <text:p text:style-name="P82"/>
      <text:p text:style-name="P82"><draw:frame draw:style-name="fr1" draw:name="Object81" text:anchor-type="as-char" svg:y="-0.172in" svg:width="1.1043in" svg:height="0.2335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2"/>
      <text:p text:style-name="P82"><draw:frame draw:style-name="fr1" draw:name="Object82" text:anchor-type="as-char" svg:y="-0.172in" svg:width="1.0693in" svg:height="0.2335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82"/>
      <text:p text:style-name="P82"/>
      <text:p text:style-name="P82"><draw:frame draw:style-name="fr1" draw:name="Object83" text:anchor-type="as-char" svg:y="-0.152in" svg:width="2.6728in" svg:height="0.2134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82"/>
      <text:p text:style-name="P83">A → upper triangular</text:p>
      <text:p text:style-name="P83"/>
      <text:p text:style-name="P85"><text:span text:style-name="T8">f</text:span>or<text:span text:style-name="T8">(l</text:span> = <text:span text:style-name="T87">0</text:span>; <text:span text:style-name="T87">l</text:span> &lt; n; <text:span text:style-name="T87">l++)</text:span></text:p>
      <text:p text:style-name="P85"><text:span text:style-name="T8"><text:tab/>f</text:span>or<text:span text:style-name="T8">(k</text:span> = <text:span text:style-name="T87">l + 1</text:span>; <text:span text:style-name="T87">k</text:span> &lt; <text:span text:style-name="T8">n</text:span>; <text:span text:style-name="T87">k++)</text:span></text:p>
      <text:p text:style-name="P85"><text:tab/><text:tab/><text:span text:style-name="T8">zero </text:span><text:span text:style-name="T8"><draw:frame draw:style-name="fr1" draw:name="Object84" text:anchor-type="as-char" svg:y="-0.1484in" svg:width="0.298in" svg:height="0.2098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p>
      <text:p text:style-name="P85"/>
      <text:p text:style-name="P83">A → lower triangular</text:p>
      <text:p text:style-name="P83"/>
      <text:p text:style-name="P85"><text:span text:style-name="T8">f</text:span>or<text:span text:style-name="T8">(l</text:span> = <text:span text:style-name="T87">n - 1</text:span>; <text:span text:style-name="T87">l</text:span> <text:span text:style-name="T87">&gt;=</text:span> <text:span text:style-name="T87">0</text:span>; <text:span text:style-name="T87">l--)</text:span></text:p>
      <text:p text:style-name="P85"><text:span text:style-name="T8"><text:tab/>f</text:span>or<text:span text:style-name="T8">(k</text:span> = <text:span text:style-name="T87">l - 1</text:span>; <text:span text:style-name="T87">k</text:span> <text:span text:style-name="T87">&gt; 0</text:span>; <text:span text:style-name="T87">k--)</text:span></text:p>
      <text:p text:style-name="P85"><text:tab/><text:tab/><text:span text:style-name="T8">zero </text:span><text:span text:style-name="T8"><draw:frame draw:style-name="fr1" draw:name="Object85" text:anchor-type="as-char" svg:y="-0.1484in" svg:width="0.298in" svg:height="0.2098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<text:p text:style-name="P87"><text:span text:style-name="T85"/></text:p>
      <text:p text:style-name="P88">QR Cycle</text:p>
      <text:p text:style-name="Text_20_body">Principle Idea: <text:span text:style-name="T48">QR-Decomposition: A = QR <text:s/>(R = upper triangular).</text:span></text:p>
      <text:p text:style-name="P43"><text:span text:style-name="T49">QR Cycle: </text:span>A’ := R<text:span text:style-name="T49">Q =</text:span> <text:s/>Q<text:span text:style-name="T11">T</text:span><text:span text:style-name="T23">AQ</text:span></text:p>
      <text:p text:style-name="P59"><text:span text:style-name="T22">If A is symmetric </text:span><text:span text:style-name="T31">and</text:span><text:span text:style-name="T22"> tridiagonal, Q has upper Hessenberg form (easily verifiable). Then </text:span><text:span text:style-name="T24">R</text:span><text:span text:style-name="T22">Q has upper Hessenberg form (product of upper triangle. &amp; upper Hessenberg → upper Hessenberg). </text:span><text:span text:style-name="T33">Since </text:span><text:span text:style-name="T24">Q</text:span><text:span text:style-name="T10">T</text:span><text:span text:style-name="T22">AQ is an orthogonal transformation of a symmetric matrix, A’ must be symmetric. From A’ </text:span><text:span text:style-name="T33">also </text:span><text:span text:style-name="T22">being upper Hessenberg follows that A’ must be tridiagonal. </text:span></text:p>
      <text:p text:style-name="P47">→ QR Cycle Preserves Tridiagonality.</text:p>
      <text:p text:style-name="P47">→ Only the tridiagonal elements of Q are actually needed for the computation.</text:p>
      <text:p text:style-name="P47">→<text:span text:style-name="T54"> O(n) effort per cycle. (O(n</text:span><text:span text:style-name="T12">2</text:span><text:span text:style-name="T54">) with updating rotation matrix)</text:span></text:p>
      <text:p text:style-name="P62"><text:span text:style-name="T23">R</text:span><text:span text:style-name="T22">epeated cycles let A’ to converge to diagonal if sufficient gap between different eigenvalues.</text:span></text:p>
      <text:p text:style-name="P51"/>
      <text:p text:style-name="P51"/>
      <text:p text:style-name="P57"/>
      <text:p text:style-name="P75"><text:span text:style-name="T27">Successive</text:span><text:span text:style-name="T26"> </text:span><text:span text:style-name="T25">G</text:span><text:span text:style-name="T22">ivens </text:span><text:span text:style-name="T27">r</text:span><text:span text:style-name="T22">otations </text:span><text:span text:style-name="T22"><draw:frame draw:style-name="fr1" draw:name="Object55" text:anchor-type="as-char" svg:y="-0.1484in" svg:width="0.761in" svg:height="0.2098in" draw:z-index="36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2">, </text:span><text:span text:style-name="T22"><draw:frame draw:style-name="fr1" draw:name="Object57" text:anchor-type="as-char" svg:y="-0.1201in" svg:width="0.1965in" svg:height="0.1811in" draw:z-index="3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6">modifying </text:span><text:span text:style-name="T26"><draw:frame draw:style-name="fr1" draw:name="Object58" text:anchor-type="as-char" svg:y="-0.1484in" svg:width="0.3709in" svg:height="0.2098in" draw:z-index="3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6">and</text:span><text:span text:style-name="T26"><draw:frame draw:style-name="fr1" draw:name="Object59" text:anchor-type="as-char" svg:y="-0.1484in" svg:width="0.489in" svg:height="0.2098in" draw:z-index="4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7">in ascending order such that</text:span><text:span text:style-name="T27"><draw:frame draw:style-name="fr1" draw:name="Object47" text:anchor-type="as-char" svg:y="-0.1484in" svg:width="0.6083in" svg:height="0.2098in" draw:z-index="41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7">. I</text:span><text:span text:style-name="T28">n the following notation we use </text:span><text:span text:style-name="T30">h, </text:span><text:span text:style-name="T34">i, j, k,</text:span><text:span text:style-name="T35">l</text:span><text:span text:style-name="T28"> with</text:span><text:span text:style-name="T23"><draw:frame draw:style-name="fr1" draw:name="Object41" text:anchor-type="as-char" svg:y="-0.1484in" svg:width="1.3945in" svg:height="0.1846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3">.</text:span></text:p>
      <text:p text:style-name="P56"><text:span text:style-name="T51">Matrix </text:span>R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4"><draw:frame draw:style-name="fr1" draw:name="Object12" text:anchor-type="as-char" svg:y="-0.1484in" svg:width="0.8717in" svg:height="0.2098in" draw:z-index="3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Object27" text:anchor-type="as-char" svg:y="-0.1484in" svg:width="0.8654in" svg:height="0.2098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B1" office:value-type="string">
            <text:p text:style-name="Table_20_Contents"><draw:frame draw:style-name="fr1" draw:name="Object56" text:anchor-type="as-char" svg:y="-0.1484in" svg:width="0.411in" svg:height="0.2098in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D1" office:value-type="string">
            <text:p text:style-name="P72">0</text:p>
          </table:table-cell>
        </table:table-row>
        <table:table-row>
          <table:table-cell table:style-name="Table1.A2" office:value-type="string">
            <text:p text:style-name="P66">0</text:p>
          </table:table-cell>
          <table:table-cell table:style-name="Table1.B2" office:value-type="string">
            <text:p text:style-name="Table_20_Contents"><draw:frame draw:style-name="fr1" draw:name="Object35" text:anchor-type="as-char" svg:y="-0.152in" svg:width="1.6008in" svg:height="0.2134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C2" office:value-type="string">
            <text:p text:style-name="Table_20_Contents"><draw:frame draw:style-name="fr1" draw:name="Object29" text:anchor-type="as-char" svg:y="-0.1484in" svg:width="1.0161in" svg:height="0.2098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D2" office:value-type="string">
            <text:p text:style-name="Table_20_Contents"><draw:frame draw:style-name="fr1" draw:name="Object13" text:anchor-type="as-char" svg:y="-0.1484in" svg:width="0.4102in" svg:height="0.2098in" draw:z-index="6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65">0</text:p>
          </table:table-cell>
          <table:table-cell table:style-name="Table1.B3" office:value-type="string">
            <text:p text:style-name="P68">0</text:p>
          </table:table-cell>
          <table:table-cell table:style-name="Table1.B2" office:value-type="string">
            <text:p text:style-name="Table_20_Contents"><draw:frame draw:style-name="fr1" draw:name="Object36" text:anchor-type="as-char" svg:y="-0.152in" svg:width="1.7535in" svg:height="0.2134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D2" office:value-type="string">
            <text:p text:style-name="Table_20_Contents"><draw:frame draw:style-name="fr1" draw:name="Object34" text:anchor-type="as-char" svg:y="-0.1484in" svg:width="1.0165in" svg:height="0.2098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65">0</text:p>
          </table:table-cell>
          <table:table-cell table:style-name="Table1.B4" office:value-type="string">
            <text:p text:style-name="P65">0</text:p>
          </table:table-cell>
          <table:table-cell table:style-name="Table1.C4" office:value-type="string">
            <text:p text:style-name="P68">0</text:p>
          </table:table-cell>
          <table:table-cell table:style-name="Table1.D4" office:value-type="string">
            <text:p text:style-name="Table_20_Contents"><draw:frame draw:style-name="fr1" draw:name="Object37" text:anchor-type="as-char" svg:y="-0.152in" svg:width="1.7583in" svg:height="0.2134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</table:table>
      <text:p text:style-name="P47"/>
      <text:p text:style-name="P50">Generally:</text:p>
      <text:p text:style-name="P52"><draw:frame draw:style-name="fr1" draw:name="Object68" text:anchor-type="as-char" svg:y="-0.152in" svg:width="2.6217in" svg:height="0.2134in" draw:z-index="54"><draw:object xlink:href="./Object 68" xlink:type="simple" xlink:show="embed" xlink:actuate="onLoad"/><draw:image xlink:href="./ObjectReplacements/Object 68" xlink:type="simple" xlink:show="embed" xlink:actuate="onLoad"/></draw:frame></text:p>
      <text:p text:style-name="P48"><text:span text:style-name="T50"><draw:frame draw:style-name="fr1" draw:name="Object38" text:anchor-type="as-char" svg:y="-0.152in" svg:width="1.9165in" svg:height="0.2134in" draw:z-index="5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0"><draw:frame draw:style-name="fr1" draw:name="Object24" text:anchor-type="as-char" svg:y="-0.1484in" svg:width="1.1807in" svg:height="0.2098in" draw:z-index="56"><draw:object xlink:href="./Object 24" xlink:type="simple" xlink:show="embed" xlink:actuate="onLoad"/><draw:image xlink:href="./ObjectReplacements/Object 24" xlink:type="simple" xlink:show="embed" xlink:actuate="onLoad"/><svg:desc>formula</svg:desc></draw:frame></text:span><draw:frame draw:style-name="fr1" draw:name="Object42" text:anchor-type="as-char" svg:y="-0.1484in" svg:width="0.6756in" svg:height="0.2098in" draw:z-index="57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49">with <draw:frame draw:style-name="fr1" draw:name="Object63" text:anchor-type="as-char" svg:y="-0.1484in" svg:width="0.4307in" svg:height="0.2098in" draw:z-index="58"><draw:object xlink:href="./Object 63" xlink:type="simple" xlink:show="embed" xlink:actuate="onLoad"/><draw:image xlink:href="./ObjectReplacements/Object 63" xlink:type="simple" xlink:show="embed" xlink:actuate="onLoad"/><svg:desc>formula</svg:desc></draw:frame>, <draw:frame draw:style-name="fr1" draw:name="Object64" text:anchor-type="as-char" svg:y="-0.1484in" svg:width="0.4256in" svg:height="0.2098in" draw:z-index="59"><draw:object xlink:href="./Object 64" xlink:type="simple" xlink:show="embed" xlink:actuate="onLoad"/><draw:image xlink:href="./ObjectReplacements/Object 64" xlink:type="simple" xlink:show="embed" xlink:actuate="onLoad"/><svg:desc>formula</svg:desc></draw:frame>for j out of range {0, …, n-<text:span text:style-name="T53">2</text:span>}</text:p>
      <text:p text:style-name="P60"><text:span text:style-name="T29">Matrix <text:s/></text:span><text:span text:style-name="T22">Q</text:span><text:span text:style-name="T11">T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70"><draw:frame draw:style-name="fr1" draw:name="Object43" text:anchor-type="as-char" svg:y="-0.1484in" svg:width="0.2154in" svg:height="0.2098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2.B1" office:value-type="string">
            <text:p text:style-name="P70"><draw:frame draw:style-name="fr1" draw:name="Object44" text:anchor-type="as-char" svg:y="-0.1484in" svg:width="0.2063in" svg:height="0.2098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2.C1" office:value-type="string">
            <text:p text:style-name="P70">0</text:p>
          </table:table-cell>
          <table:table-cell table:style-name="Table2.D1" office:value-type="string">
            <text:p text:style-name="P70">0</text:p>
          </table:table-cell>
        </table:table-row>
        <table:table-row>
          <table:table-cell table:style-name="Table2.A2" office:value-type="string">
            <text:p text:style-name="P67"><draw:frame draw:style-name="fr1" draw:name="Object45" text:anchor-type="as-char" svg:y="-0.1484in" svg:width="0.4874in" svg:height="0.2098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2.B2" office:value-type="string">
            <text:p text:style-name="P70"><draw:frame draw:style-name="fr1" draw:name="Object46" text:anchor-type="as-char" svg:y="-0.1484in" svg:width="0.3654in" svg:height="0.2098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2.A2" office:value-type="string">
            <text:p text:style-name="P70"><draw:frame draw:style-name="fr1" draw:name="Object48" text:anchor-type="as-char" svg:y="-0.1484in" svg:width="0.2035in" svg:height="0.2098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2.D2" office:value-type="string">
            <text:p text:style-name="P70">0</text:p>
          </table:table-cell>
        </table:table-row>
        <table:table-row>
          <table:table-cell table:style-name="Table2.A2" office:value-type="string">
            <text:p text:style-name="P71">not needed</text:p>
          </table:table-cell>
          <table:table-cell table:style-name="Table2.A2" office:value-type="string">
            <text:p text:style-name="P69"><draw:frame draw:style-name="fr1" draw:name="Object49" text:anchor-type="as-char" svg:y="-0.1484in" svg:width="0.6382in" svg:height="0.2098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2.B2" office:value-type="string">
            <text:p text:style-name="P70"><draw:frame draw:style-name="fr1" draw:name="Object50" text:anchor-type="as-char" svg:y="-0.1484in" svg:width="0.3634in" svg:height="0.2098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2.D3" office:value-type="string">
            <text:p text:style-name="P70"><draw:frame draw:style-name="fr1" draw:name="Object51" text:anchor-type="as-char" svg:y="-0.1484in" svg:width="0.2043in" svg:height="0.209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71">not needed</text:p>
          </table:table-cell>
          <table:table-cell table:style-name="Table2.A2" office:value-type="string">
            <text:p text:style-name="P71">not needed</text:p>
          </table:table-cell>
          <table:table-cell table:style-name="Table2.A2" office:value-type="string">
            <text:p text:style-name="P69"><draw:frame draw:style-name="fr1" draw:name="Object53" text:anchor-type="as-char" svg:y="-0.1484in" svg:width="0.6366in" svg:height="0.2098in" draw:z-index="6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2.D4" office:value-type="string">
            <text:p text:style-name="P70"><draw:frame draw:style-name="fr1" draw:name="Object52" text:anchor-type="as-char" svg:y="-0.1484in" svg:width="0.3646in" svg:height="0.2098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p text:style-name="P19"/>
      <text:p text:style-name="P47"><text:span text:style-name="T50">Generally: </text:span><draw:frame draw:style-name="fr1" draw:name="Object54" text:anchor-type="as-char" svg:y="-0.1484in" svg:width="0.6425in" svg:height="0.2098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,<draw:frame draw:style-name="fr1" draw:name="Object60" text:anchor-type="as-char" svg:y="-0.172in" svg:width="0.5228in" svg:height="0.2335in" draw:z-index="64"><draw:object xlink:href="./Object 60" xlink:type="simple" xlink:show="embed" xlink:actuate="onLoad"/><draw:image xlink:href="./ObjectReplacements/Object 60" xlink:type="simple" xlink:show="embed" xlink:actuate="onLoad"/><svg:desc>formula</svg:desc></draw:frame>,<draw:frame draw:style-name="fr1" draw:name="Object61" text:anchor-type="as-char" svg:y="-0.172in" svg:width="0.9102in" svg:height="0.2335in" draw:z-index="65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1"><text:span text:style-name="T51">Matrix A’ </text:span>= RQ</text:p>
      <text:p text:style-name="P44"><draw:frame draw:style-name="fr1" draw:name="Object62" text:anchor-type="as-char" svg:y="-0.172in" svg:width="2.0807in" svg:height="0.2335in" draw:z-index="5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7"><draw:frame draw:style-name="fr1" draw:name="Object65" text:anchor-type="as-char" svg:y="-0.172in" svg:width="3.3827in" svg:height="0.2335in" draw:z-index="61"><draw:object xlink:href="./Object 65" xlink:type="simple" xlink:show="embed" xlink:actuate="onLoad"/><draw:image xlink:href="./ObjectReplacements/Object 65" xlink:type="simple" xlink:show="embed" xlink:actuate="onLoad"/></draw:frame></text:p>
      <text:p text:style-name="P17"/>
      <text:p text:style-name="P42">This operation can be implemented using the stack. (No extra heap memory needed)</text:p>
      <text:p text:style-name="P37"/>
      <text:p text:style-name="P76">Shifting</text:p>
      <text:p text:style-name="P63">Alternative QR Cycle: </text:p>
      <text:p text:style-name="P45">A’ = Q<text:span text:style-name="T11">T</text:span><text:span text:style-name="T23">AQ </text:span><text:span text:style-name="T32">= <text:s/></text:span><text:span text:style-name="T22">Q</text:span><text:span text:style-name="T11">T</text:span><text:span text:style-name="T32">(</text:span><text:span text:style-name="T23">A – </text:span><text:span text:style-name="T44">λ</text:span><text:span text:style-name="T32">I )</text:span><text:span text:style-name="T23">Q </text:span><text:span text:style-name="T32">+</text:span><text:span text:style-name="T23"> </text:span><text:span text:style-name="T44">λ</text:span><text:span text:style-name="T32">I</text:span></text:p>
      <text:p text:style-name="P63"><text:span text:style-name="T22">Q is </text:span><text:span text:style-name="T43">chosen such that </text:span><text:span text:style-name="T45">Q</text:span><text:span text:style-name="T19">T</text:span><text:span text:style-name="T43">(</text:span><text:span text:style-name="T46">A – </text:span><text:span text:style-name="T43">λI ) is upper-triangular.</text:span></text:p>
      <text:p text:style-name="P63"><text:span text:style-name="T22">→ Convergence can be accelerated by strategically selecting </text:span><text:span text:style-name="T43">λ for each iteration.</text:span></text:p>
      <text:p text:style-name="P58">Method: </text:p>
      <text:p text:style-name="P53">- <text:span text:style-name="T83">Get eigenvalues of </text:span>2x2 sub-matrix of the last two columns and rows.</text:p>
      <text:p text:style-name="P54">- Set <text:span text:style-name="T77">λ</text:span> to eigenvalue closer to the last diagonal element.</text:p>
      <text:p text:style-name="P55">- Iterate until <text:span text:style-name="T83">convergence</text:span><text:line-break/>→<text:span text:style-name="T84"> Test convergence by comparing last off-diag to last diag element.</text:span><text:line-break/>→<text:span text:style-name="T83"> Typically converges in 2...3 cycles. (A safety limit of 100 should be ample)</text:span></text:p>
      <text:p text:style-name="P53">- Deflate matrix (from bottom) and repeat.</text:p>
      <text:p text:style-name="P46"/>
      <text:p text:style-name="P77">References</text:p>
      <text:p text:style-name="P39"><text:span text:style-name="T56">[</text:span><text:span text:style-name="T58">1</text:span><text:span text:style-name="T56">] </text:span><text:span text:style-name="T58">Numerical Recipes in C (Pg. 456ff), ISBN 0-521-43108-5</text:span></text:p>
      <text:p text:style-name="P39"><text:span text:style-name="T56">[</text:span><text:span text:style-name="T58">2</text:span><text:span text:style-name="T56">] </text:span><text:a xlink:type="simple" xlink:href="https://www.mathworks.com/content/dam/mathworks/mathworks-dot-com/moler/eigs.pdf" text:style-name="Internet_20_link" text:visited-style-name="Visited_20_Internet_20_Link"><text:span text:style-name="T56">https://www.mathworks.com/content/dam/mathworks/mathworks-dot-com/moler/eigs.pdf</text:span></text:a></text:p>
      <text:p text:style-name="Standard"><text:span text:style-name="T36">[</text:span><text:span text:style-name="T38">3</text:span><text:span text:style-name="T36">] Spectral Theorem: </text:span><text:a xlink:type="simple" xlink:href="https://en.wikipedia.org/wiki/Spectral_theorem" text:style-name="Internet_20_link" text:visited-style-name="Visited_20_Internet_20_Link"><text:span text:style-name="T36">https://en.wikipedia.org/wiki/Spectral_theorem</text:span></text:a></text:p>
      <text:p text:style-name="P38"><text:span text:style-name="T57">[</text:span><text:span text:style-name="T58">4</text:span><text:span text:style-name="T56">] </text:span><text:span text:style-name="T36">Spectral </text:span><text:span text:style-name="T37">Decomposition</text:span><text:span text:style-name="T36">: </text:span><text:a xlink:type="simple" xlink:href="https://en.wikipedia.org/wiki/Matrix_decomposition" text:style-name="Internet_20_link" text:visited-style-name="Visited_20_Internet_20_Link"><text:span text:style-name="T56">https://en.wikipedia.org/wiki/Matrix_decomposition</text:span></text:a></text:p>
      <text:p text:style-name="P33"><text:span text:style-name="T59">[5</text:span>] https://en.wikipedia.org/wiki/Singular-value_decomposition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cccccc" fo:font-size="8pt" officeooo:rsid="00335fd6" officeooo:paragraph-rsid="00335fd6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5-18T17:40:59.429017775</dc:date>
    <meta:editing-duration>PT20H26M16S</meta:editing-duration>
    <meta:editing-cycles>57</meta:editing-cycles>
    <meta:print-date>2018-05-14T15:37:12.426212841</meta:print-date>
    <meta:document-statistic meta:table-count="2" meta:image-count="0" meta:object-count="85" meta:page-count="7" meta:paragraph-count="128" meta:word-count="600" meta:character-count="3598" meta:non-whitespace-character-count="3020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10/content.xml><?xml version="1.0" encoding="utf-8"?>
<math xmlns="http://www.w3.org/1998/Math/MathML" display="block">
  <semantics>
    <msub>
      <mi>a</mi>
      <mrow>
        <mi>l</mi>
        <mi>,</mi>
        <mrow>
          <mi>k</mi>
          <mo stretchy="false">−</mo>
          <mn>1</mn>
        </mrow>
      </mrow>
    </msub>
    <annotation encoding="StarMath 5.0">a_{l,k-1}
</annotation>
  </semantics>
</math>
</file>

<file path=Object 11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sub>
          <mi mathvariant="normal">δ</mi>
          <mi mathvariant="italic">ij</mi>
        </msub>
      </mrow>
      <mo stretchy="false">∀</mo>
      <mi>i</mi>
      <mi>,</mi>
      <mrow>
        <mi>j</mi>
        <mo stretchy="false">≠</mo>
        <mi>k</mi>
      </mrow>
      <mi>,</mi>
      <mi>l</mi>
    </mrow>
    <annotation encoding="StarMath 5.0">g_ij = %delta_ij forall i,j &lt;&gt; k,l


</annotation>
  </semantics>
</math>
</file>

<file path=Object 12/content.xml><?xml version="1.0" encoding="utf-8"?>
<math xmlns="http://www.w3.org/1998/Math/MathML" display="block">
  <semantics>
    <mrow>
      <msub>
        <mi>c</mi>
        <mn>0</mn>
      </msub>
      <mrow>
        <msub>
          <mi>a</mi>
          <mn>00</mn>
        </msub>
        <mo stretchy="false">+</mo>
        <msub>
          <mi>s</mi>
          <mn>0</mn>
        </msub>
      </mrow>
      <msub>
        <mi>a</mi>
        <mn>01</mn>
      </msub>
    </mrow>
    <annotation encoding="StarMath 5.0">c_0 a_00 + s_0 a_01</annotation>
  </semantics>
</math>
</file>

<file path=Object 13/content.xml><?xml version="1.0" encoding="utf-8"?>
<math xmlns="http://www.w3.org/1998/Math/MathML" display="block">
  <semantics>
    <mrow>
      <msub>
        <mi>s</mi>
        <mn>1</mn>
      </msub>
      <msub>
        <mi>a</mi>
        <mn>23</mn>
      </msub>
    </mrow>
    <annotation encoding="StarMath 5.0">s_1 a_23
</annotation>
  </semantics>
</math>
</file>

<file path=Object 14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</mrow>
    <annotation encoding="StarMath 5.0">a'_kl = a_kl(c^2-s^2) + cs (a_"ll"- a_kk)
</annotation>
  </semantics>
</math>
</file>

<file path=Object 15/content.xml><?xml version="1.0" encoding="utf-8"?>
<math xmlns="http://www.w3.org/1998/Math/MathML" display="block">
  <semantics>
    <mrow>
      <msub>
        <mi>a</mi>
        <mi mathvariant="italic">ij</mi>
      </msub>
      <mo stretchy="false">=</mo>
      <msub>
        <mi>a</mi>
        <mi mathvariant="italic">ji</mi>
      </msub>
    </mrow>
    <annotation encoding="StarMath 5.0">a_ij = a_ji


</annotation>
  </semantics>
</math>
</file>

<file path=Object 16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i>a</mi>
      </mrow>
      <msub>
        <mi>'</mi>
        <mi mathvariant="italic">ji</mi>
      </msub>
    </mrow>
    <annotation encoding="StarMath 5.0">a'_ij = a'_ji


</annotation>
  </semantics>
</math>
</file>

<file path=Object 17/content.xml><?xml version="1.0" encoding="utf-8"?>
<math xmlns="http://www.w3.org/1998/Math/MathML" display="block">
  <semantics>
    <mrow>
      <mo stretchy="false">∀</mo>
      <mi>i</mi>
      <mi>,</mi>
      <mi>j</mi>
    </mrow>
    <annotation encoding="StarMath 5.0">forall i, j

</annotation>
  </semantics>
</math>
</file>

<file path=Object 18/content.xml><?xml version="1.0" encoding="utf-8"?>
<math xmlns="http://www.w3.org/1998/Math/MathML" display="block">
  <semantics>
    <mrow>
      <mi>a</mi>
      <mrow>
        <msub>
          <mi>'</mi>
          <mtext>ll</mtext>
        </msub>
        <mo stretchy="false">=</mo>
        <msub>
          <mi>a</mi>
          <mi mathvariant="italic">kk</mi>
        </msub>
      </mrow>
      <mrow>
        <msup>
          <mi>s</mi>
          <mn>2</mn>
        </msup>
        <mo stretchy="false">+</mo>
        <msub>
          <mi>a</mi>
          <mtext>ll</mtext>
        </msub>
      </mrow>
      <mrow>
        <msup>
          <mi>c</mi>
          <mn>2</mn>
        </msup>
        <mo stretchy="false">−</mo>
        <mn>2</mn>
      </mrow>
      <msub>
        <mi>a</mi>
        <mi mathvariant="italic">kl</mi>
      </msub>
      <mi mathvariant="italic">cs</mi>
    </mrow>
    <annotation encoding="StarMath 5.0">a'_"ll" = a_kk s^2 + a_"ll" c^2 - 2 a_kl cs 



</annotation>
  </semantics>
</math>
</file>

<file path=Object 19/content.xml><?xml version="1.0" encoding="utf-8"?>
<math xmlns="http://www.w3.org/1998/Math/MathML" display="block">
  <semantics>
    <mrow>
      <mi>a</mi>
      <mrow>
        <msub>
          <mi>'</mi>
          <mi mathvariant="italic">kk</mi>
        </msub>
        <mo stretchy="false">=</mo>
        <msub>
          <mi>a</mi>
          <mi mathvariant="italic">kk</mi>
        </msub>
      </mrow>
      <mrow>
        <msup>
          <mi>c</mi>
          <mn>2</mn>
        </msup>
        <mo stretchy="false">+</mo>
        <msub>
          <mi>a</mi>
          <mtext>ll</mtext>
        </msub>
      </mrow>
      <mrow>
        <msup>
          <mi>s</mi>
          <mn>2</mn>
        </msup>
        <mo stretchy="false">+</mo>
        <mn>2</mn>
      </mrow>
      <msub>
        <mi>a</mi>
        <mi mathvariant="italic">kl</mi>
      </msub>
      <mi mathvariant="italic">cs</mi>
    </mrow>
    <annotation encoding="StarMath 5.0">a'_kk = a_kk c^2 + a_"ll" s^2 + 2 a_kl cs

</annotation>
  </semantics>
</math>
</file>

<file path=Object 2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20/content.xml><?xml version="1.0" encoding="utf-8"?>
<math xmlns="http://www.w3.org/1998/Math/MathML" display="block">
  <semantics>
    <mrow>
      <mi>a</mi>
      <mrow>
        <msub>
          <mi>'</mi>
          <mi mathvariant="italic">ik</mi>
        </msub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a'_ik = a_ik c + a_il s



</annotation>
  </semantics>
</math>
</file>

<file path=Object 21/content.xml><?xml version="1.0" encoding="utf-8"?>
<math xmlns="http://www.w3.org/1998/Math/MathML" display="block">
  <semantics>
    <mrow>
      <mi>a</mi>
      <mrow>
        <msub>
          <mi>'</mi>
          <mi mathvariant="italic">il</mi>
        </msub>
        <mo stretchy="false">=</mo>
        <msub>
          <mi>a</mi>
          <mi mathvariant="italic">il</mi>
        </msub>
      </mrow>
      <mrow>
        <mi>c</mi>
        <mo stretchy="false">−</mo>
        <msub>
          <mi>a</mi>
          <mi mathvariant="italic">ik</mi>
        </msub>
      </mrow>
      <mi>s</mi>
    </mrow>
    <annotation encoding="StarMath 5.0">a'_il = a_il c - a_ik s

</annotation>
  </semantics>
</math>
</file>

<file path=Object 22/content.xml><?xml version="1.0" encoding="utf-8"?>
<math xmlns="http://www.w3.org/1998/Math/MathML" display="block">
  <semantics>
    <mrow>
      <mrow>
        <msup>
          <mi mathvariant="italic">RAR</mi>
          <mi>T</mi>
        </msup>
        <mo stretchy="false">=</mo>
        <mi>R</mi>
      </mrow>
      <mi>'</mi>
      <mi>A</mi>
      <mrow>
        <mi>'</mi>
        <mo stretchy="false">=</mo>
        <mi>R</mi>
      </mrow>
      <mi>'</mi>
      <msup>
        <mi mathvariant="italic">GAG</mi>
        <mi>T</mi>
      </msup>
      <mi>R</mi>
      <msup>
        <mi>'</mi>
        <mi>T</mi>
      </msup>
      <mo stretchy="false">⇒</mo>
      <mrow>
        <mi>R</mi>
        <mo stretchy="false">=</mo>
        <mi>R</mi>
      </mrow>
      <mi>'</mi>
      <mi>G</mi>
      <mo stretchy="false">⇒</mo>
      <mi>R</mi>
      <mrow>
        <mi>'</mi>
        <mo stretchy="false">=</mo>
        <mi>R</mi>
      </mrow>
      <msup>
        <mi>G</mi>
        <mi>T</mi>
      </msup>
      <mi>,</mi>
      <mi>R</mi>
      <mrow>
        <msup>
          <mi>'</mi>
          <mi>T</mi>
        </msup>
        <mo stretchy="false">=</mo>
        <msup>
          <mi mathvariant="italic">GR</mi>
          <mi>T</mi>
        </msup>
      </mrow>
    </mrow>
    <annotation encoding="StarMath 5.0">RAR^T = R'A' = R' GAG^T R'^T drarrow R = R' G drarrow R' = R G^T, R'^T = GR^T
</annotation>
  </semantics>
</math>
</file>

<file path=Object 23/content.xml><?xml version="1.0" encoding="utf-8"?>
<math xmlns="http://www.w3.org/1998/Math/MathML" display="block">
  <semantics>
    <mrow>
      <mi>q</mi>
      <mrow>
        <msub>
          <mi>'</mi>
          <mi mathvariant="italic">ki</mi>
        </msub>
        <mo stretchy="false">=</mo>
        <mi>c</mi>
      </mrow>
      <mrow>
        <msub>
          <mi>q</mi>
          <mi mathvariant="italic">ki</mi>
        </msub>
        <mo stretchy="false">+</mo>
        <mi>s</mi>
      </mrow>
      <msub>
        <mi>q</mi>
        <mi mathvariant="italic">li</mi>
      </msub>
    </mrow>
    <annotation encoding="StarMath 5.0">q'_ki = c q_ki + s q_li

</annotation>
  </semantics>
</math>
</file>

<file path=Object 24/content.xml><?xml version="1.0" encoding="utf-8"?>
<math xmlns="http://www.w3.org/1998/Math/MathML" display="block">
  <semantics>
    <mrow>
      <mrow>
        <msub>
          <mi>r</mi>
          <mi mathvariant="italic">ij</mi>
        </msub>
        <mo stretchy="false">=</mo>
        <msub>
          <mi>c</mi>
          <mi>h</mi>
        </msub>
      </mrow>
      <msub>
        <mi>c</mi>
        <mi>i</mi>
      </msub>
      <mrow>
        <msub>
          <mi>a</mi>
          <mi mathvariant="italic">ij</mi>
        </msub>
        <mo stretchy="false">+</mo>
        <msub>
          <mi>s</mi>
          <mi>i</mi>
        </msub>
      </mrow>
      <msub>
        <mi>a</mi>
        <mi mathvariant="italic">jj</mi>
      </msub>
    </mrow>
    <annotation encoding="StarMath 5.0">r_ij = c_h c_i a_ij + s_i a_jj
</annotation>
  </semantics>
</math>
</file>

<file path=Object 25/content.xml><?xml version="1.0" encoding="utf-8"?>
<math xmlns="http://www.w3.org/1998/Math/MathML" display="block">
  <semantics>
    <mrow>
      <mi>q</mi>
      <mrow>
        <msub>
          <mi>'</mi>
          <mi mathvariant="italic">li</mi>
        </msub>
        <mo stretchy="false">=</mo>
        <mi>c</mi>
      </mrow>
      <mrow>
        <msub>
          <mi>q</mi>
          <mi mathvariant="italic">li</mi>
        </msub>
        <mo stretchy="false">−</mo>
        <mi>s</mi>
      </mrow>
      <msub>
        <mi>q</mi>
        <mi mathvariant="italic">ki</mi>
      </msub>
    </mrow>
    <annotation encoding="StarMath 5.0">q'_li = c q_li - s q_ki



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n>0</mn>
      </mrow>
    </mrow>
    <annotation encoding="StarMath 5.0">a'_kl = 0
</annotation>
  </semantics>
</math>
</file>

<file path=Object 27/content.xml><?xml version="1.0" encoding="utf-8"?>
<math xmlns="http://www.w3.org/1998/Math/MathML" display="block">
  <semantics>
    <mrow>
      <msub>
        <mi>c</mi>
        <mn>0</mn>
      </msub>
      <mrow>
        <msub>
          <mi>a</mi>
          <mn>01</mn>
        </msub>
        <mo stretchy="false">+</mo>
        <msub>
          <mi>s</mi>
          <mn>0</mn>
        </msub>
      </mrow>
      <msub>
        <mi>a</mi>
        <mn>11</mn>
      </msub>
    </mrow>
    <annotation encoding="StarMath 5.0">c_0 a_01 + s_0 a_11
</annotation>
  </semantics>
</math>
</file>

<file path=Object 28/content.xml><?xml version="1.0" encoding="utf-8"?>
<math xmlns="http://www.w3.org/1998/Math/MathML" display="block">
  <semantics>
    <mrow>
      <msub>
        <mi>c</mi>
        <mn>0</mn>
      </msub>
      <msub>
        <mi>c</mi>
        <mn>1</mn>
      </msub>
      <mrow>
        <msub>
          <mi>a</mi>
          <mn>12</mn>
        </msub>
        <mo stretchy="false">+</mo>
        <msub>
          <mi>s</mi>
          <mn>1</mn>
        </msub>
      </mrow>
      <msub>
        <mi>a</mi>
        <mn>22</mn>
      </msub>
    </mrow>
    <annotation encoding="StarMath 5.0">c_0 c_1 a_12 + s_1 a_22
</annotation>
  </semantics>
</math>
</file>

<file path=Object 29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n>2</mn>
        </mfrac>
      </mrow>
      <msup>
        <mi>tan</mi>
        <mrow>
          <mo stretchy="false">−</mo>
          <mn>1</mn>
        </mrow>
      </msup>
      <mrow>
        <mo fence="true" stretchy="true">(</mo>
        <mrow>
          <mfrac>
            <mrow>
              <mn>2</mn>
              <msub>
                <mi>a</mi>
                <mi mathvariant="italic">kl</mi>
              </msub>
            </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frac>
        </mrow>
        <mo fence="true" stretchy="true">)</mo>
      </mrow>
    </mrow>
    <annotation encoding="StarMath 5.0">%theta = {1 over 2}tan^-1 left( { 2 a_kl } over { a_kk - a_"ll" } right)

</annotation>
  </semantics>
</math>
</file>

<file path=Object 3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30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31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33/content.xml><?xml version="1.0" encoding="utf-8"?>
<math xmlns="http://www.w3.org/1998/Math/MathML" display="block">
  <semantics>
    <mrow>
      <msub>
        <mi>q</mi>
        <mi mathvariant="italic">ij</mi>
      </msub>
      <mrow>
        <mi mathvariant="normal">:</mi>
        <mo stretchy="false">=</mo>
        <msubsup>
          <mi>r</mi>
          <mi mathvariant="italic">ij</mi>
          <mi>T</mi>
        </msubsup>
      </mrow>
    </mrow>
    <annotation encoding="StarMath 5.0">q_ij := r^T_ij
</annotation>
  </semantics>
</math>
</file>

<file path=Object 34/content.xml><?xml version="1.0" encoding="utf-8"?>
<math xmlns="http://www.w3.org/1998/Math/MathML" display="block">
  <semantics>
    <mrow>
      <msub>
        <mi>c</mi>
        <mn>2</mn>
      </msub>
      <msub>
        <mi>c</mi>
        <mn>1</mn>
      </msub>
      <mrow>
        <msub>
          <mi>a</mi>
          <mn>23</mn>
        </msub>
        <mo stretchy="false">+</mo>
        <msub>
          <mi>s</mi>
          <mn>2</mn>
        </msub>
      </mrow>
      <msub>
        <mi>a</mi>
        <mn>33</mn>
      </msub>
    </mrow>
    <annotation encoding="StarMath 5.0">c_2 c_1 a_23 + s_2 a_33
</annotation>
  </semantics>
</math>
</file>

<file path=Object 35/content.xml><?xml version="1.0" encoding="utf-8"?>
<math xmlns="http://www.w3.org/1998/Math/MathML" display="block">
  <semantics>
    <mrow>
      <msub>
        <mi>c</mi>
        <mn>1</mn>
      </msub>
      <mrow>
        <mrow>
          <mo fence="true" stretchy="false">(</mo>
          <mrow>
            <mrow>
              <msub>
                <mi>c</mi>
                <mn>0</mn>
              </msub>
              <mrow>
                <msub>
                  <mi>a</mi>
                  <mn>11</mn>
                </msub>
                <mo stretchy="false">−</mo>
                <msub>
                  <mi>s</mi>
                  <mn>0</mn>
                </msub>
              </mrow>
              <msub>
                <mi>a</mi>
                <mn>01</mn>
              </msub>
            </mrow>
          </mrow>
          <mo fence="true" stretchy="false">)</mo>
        </mrow>
        <mo stretchy="false">+</mo>
        <msub>
          <mi>s</mi>
          <mn>1</mn>
        </msub>
      </mrow>
      <msub>
        <mi>a</mi>
        <mn>12</mn>
      </msub>
    </mrow>
    <annotation encoding="StarMath 5.0">c_1( c_0 a_11 - s_0 a_01 ) + s_1 a_12</annotation>
  </semantics>
</math>
</file>

<file path=Object 36/content.xml><?xml version="1.0" encoding="utf-8"?>
<math xmlns="http://www.w3.org/1998/Math/MathML" display="block">
  <semantics>
    <mrow>
      <msub>
        <mi>c</mi>
        <mn>2</mn>
      </msub>
      <mrow>
        <mrow>
          <mo fence="true" stretchy="false">(</mo>
          <mrow>
            <mrow>
              <msub>
                <mi>c</mi>
                <mn>1</mn>
              </msub>
              <mrow>
                <msub>
                  <mi>a</mi>
                  <mn>22</mn>
                </msub>
                <mo stretchy="false">−</mo>
                <msub>
                  <mi>s</mi>
                  <mn>1</mn>
                </msub>
              </mrow>
              <msub>
                <mi>c</mi>
                <mn>0</mn>
              </msub>
              <msub>
                <mi>a</mi>
                <mn>12</mn>
              </msub>
            </mrow>
          </mrow>
          <mo fence="true" stretchy="false">)</mo>
        </mrow>
        <mo stretchy="false">+</mo>
        <msub>
          <mi>s</mi>
          <mn>2</mn>
        </msub>
      </mrow>
      <msub>
        <mi>a</mi>
        <mn>23</mn>
      </msub>
    </mrow>
    <annotation encoding="StarMath 5.0">c_2( c_1 a_22 - s_1 c_0 a_12 ) + s_2 a_23</annotation>
  </semantics>
</math>
</file>

<file path=Object 37/content.xml><?xml version="1.0" encoding="utf-8"?>
<math xmlns="http://www.w3.org/1998/Math/MathML" display="block">
  <semantics>
    <mrow>
      <msub>
        <mi>c</mi>
        <mn>3</mn>
      </msub>
      <mrow>
        <mrow>
          <mo fence="true" stretchy="false">(</mo>
          <mrow>
            <mrow>
              <msub>
                <mi>c</mi>
                <mn>2</mn>
              </msub>
              <mrow>
                <msub>
                  <mi>a</mi>
                  <mn>33</mn>
                </msub>
                <mo stretchy="false">−</mo>
                <msub>
                  <mi>s</mi>
                  <mn>2</mn>
                </msub>
              </mrow>
              <msub>
                <mi>c</mi>
                <mn>1</mn>
              </msub>
              <msub>
                <mi>a</mi>
                <mn>23</mn>
              </msub>
            </mrow>
          </mrow>
          <mo fence="true" stretchy="false">)</mo>
        </mrow>
        <mo stretchy="false">+</mo>
        <msub>
          <mi>s</mi>
          <mn>3</mn>
        </msub>
      </mrow>
      <msub>
        <mi>a</mi>
        <mn>34</mn>
      </msub>
    </mrow>
    <annotation encoding="StarMath 5.0">c_3( c_2 a_33 - s_2 c_1 a_23 ) + s_3 a_34</annotation>
  </semantics>
</math>
</file>

<file path=Object 38/content.xml><?xml version="1.0" encoding="utf-8"?>
<math xmlns="http://www.w3.org/1998/Math/MathML" display="block">
  <semantics>
    <mrow>
      <mrow>
        <msub>
          <mi>r</mi>
          <mi mathvariant="italic">jj</mi>
        </msub>
        <mo stretchy="false">=</mo>
        <msub>
          <mi>c</mi>
          <mi>j</mi>
        </msub>
      </mrow>
      <mrow>
        <mrow>
          <mo fence="true" stretchy="false">(</mo>
          <mrow>
            <mrow>
              <msub>
                <mi>c</mi>
                <mi>i</mi>
              </msub>
              <mrow>
                <msub>
                  <mi>a</mi>
                  <mi mathvariant="italic">jj</mi>
                </msub>
                <mo stretchy="false">−</mo>
                <msub>
                  <mi>s</mi>
                  <mi>i</mi>
                </msub>
              </mrow>
              <msub>
                <mi>c</mi>
                <mi>h</mi>
              </msub>
              <msub>
                <mi>a</mi>
                <mi mathvariant="italic">ij</mi>
              </msub>
            </mrow>
          </mrow>
          <mo fence="true" stretchy="false">)</mo>
        </mrow>
        <mo stretchy="false">+</mo>
        <msub>
          <mi>s</mi>
          <mi>j</mi>
        </msub>
      </mrow>
      <msub>
        <mi>a</mi>
        <mi mathvariant="italic">jk</mi>
      </msub>
    </mrow>
    <annotation encoding="StarMath 5.0">r_jj = c_j( c_i a_jj - s_i c_h a_ij ) + s_j a_jk</annotation>
  </semantics>
</math>
</file>

<file path=Object 39/content.xml><?xml version="1.0" encoding="utf-8"?>
<math xmlns="http://www.w3.org/1998/Math/MathML" display="block">
  <semantics>
    <mrow>
      <mrow>
        <mi>c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= cos(  %theta )

</annotation>
  </semantics>
</math>
</file>

<file path=Object 4/content.xml><?xml version="1.0" encoding="utf-8"?>
<math xmlns="http://www.w3.org/1998/Math/MathML" display="block">
  <semantics>
    <mrow>
      <mi>i</mi>
      <mi>,</mi>
      <mrow>
        <mi>j</mi>
        <mo stretchy="false">≠</mo>
        <mi>k</mi>
      </mrow>
      <mi>,</mi>
      <mi>l</mi>
    </mrow>
    <annotation encoding="StarMath 5.0">i,j &lt;&gt; k,l  



</annotation>
  </semantics>
</math>
</file>

<file path=Object 40/content.xml><?xml version="1.0" encoding="utf-8"?>
<math xmlns="http://www.w3.org/1998/Math/MathML" display="block">
  <semantics>
    <mrow>
      <mrow>
        <mi>s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= sin(  %theta )


</annotation>
  </semantics>
</math>
</file>

<file path=Object 41/content.xml><?xml version="1.0" encoding="utf-8"?>
<math xmlns="http://www.w3.org/1998/Math/MathML" display="block">
  <semantics>
    <mrow>
      <mrow>
        <mi>h</mi>
        <mo stretchy="false">+</mo>
        <mn>3</mn>
      </mrow>
      <mo stretchy="false">=</mo>
      <mrow>
        <mi>i</mi>
        <mo stretchy="false">+</mo>
        <mn>2</mn>
      </mrow>
      <mo stretchy="false">=</mo>
      <mrow>
        <mi>j</mi>
        <mo stretchy="false">+</mo>
        <mn>1</mn>
      </mrow>
      <mo stretchy="false">=</mo>
      <mi>k</mi>
    </mrow>
    <annotation encoding="StarMath 5.0">h + 3 = i + 2 = j + 1 = k</annotation>
  </semantics>
</math>
</file>

<file path=Object 42/content.xml><?xml version="1.0" encoding="utf-8"?>
<math xmlns="http://www.w3.org/1998/Math/MathML" display="block">
  <semantics>
    <mrow>
      <mrow>
        <msub>
          <mi>r</mi>
          <mi mathvariant="italic">ik</mi>
        </msub>
        <mo stretchy="false">=</mo>
        <msub>
          <mi>s</mi>
          <mi>i</mi>
        </msub>
      </mrow>
      <msub>
        <mi>a</mi>
        <mi mathvariant="italic">jk</mi>
      </msub>
    </mrow>
    <annotation encoding="StarMath 5.0">r_ik = s_i a_jk</annotation>
  </semantics>
</math>
</file>

<file path=Object 43/content.xml><?xml version="1.0" encoding="utf-8"?>
<math xmlns="http://www.w3.org/1998/Math/MathML" display="block">
  <semantics>
    <msub>
      <mi>c</mi>
      <mn>0</mn>
    </msub>
    <annotation encoding="StarMath 5.0">c_0</annotation>
  </semantics>
</math>
</file>

<file path=Object 44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5/content.xml><?xml version="1.0" encoding="utf-8"?>
<math xmlns="http://www.w3.org/1998/Math/MathML" display="block">
  <semantics>
    <mrow>
      <mrow>
        <mo stretchy="false">−</mo>
        <msub>
          <mi>s</mi>
          <mn>0</mn>
        </msub>
      </mrow>
      <msub>
        <mi>c</mi>
        <mn>1</mn>
      </msub>
    </mrow>
    <annotation encoding="StarMath 5.0">-s_0 c_1</annotation>
  </semantics>
</math>
</file>

<file path=Object 46/content.xml><?xml version="1.0" encoding="utf-8"?>
<math xmlns="http://www.w3.org/1998/Math/MathML" display="block">
  <semantics>
    <mrow>
      <msub>
        <mi>c</mi>
        <mn>0</mn>
      </msub>
      <msub>
        <mi>c</mi>
        <mn>1</mn>
      </msub>
    </mrow>
    <annotation encoding="StarMath 5.0">c_0 c_1</annotation>
  </semantics>
</math>
</file>

<file path=Object 47/content.xml><?xml version="1.0" encoding="utf-8"?>
<math xmlns="http://www.w3.org/1998/Math/MathML" display="block">
  <semantics>
    <mrow>
      <msub>
        <mi>r</mi>
        <mrow>
          <mrow>
            <mi>i</mi>
            <mo stretchy="false">−</mo>
            <mn>1,</mn>
          </mrow>
          <mi>i</mi>
        </mrow>
      </msub>
      <mo stretchy="false">=</mo>
      <mn>0</mn>
    </mrow>
    <annotation encoding="StarMath 5.0">r_{ i-1,i} = 0</annotation>
  </semantics>
</math>
</file>

<file path=Object 4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9/content.xml><?xml version="1.0" encoding="utf-8"?>
<math xmlns="http://www.w3.org/1998/Math/MathML" display="block">
  <semantics>
    <mrow>
      <mrow>
        <mo stretchy="false">−</mo>
        <msub>
          <mi>s</mi>
          <mn>1</mn>
        </msub>
      </mrow>
      <msub>
        <mi>c</mi>
        <mn>0</mn>
      </msub>
      <msub>
        <mi>c</mi>
        <mn>2</mn>
      </msub>
    </mrow>
    <annotation encoding="StarMath 5.0">-s_1 c_0 c_2
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~</mo>
      </mover>
      <mo stretchy="false">=</mo>
      <msup>
        <mi mathvariant="italic">AG</mi>
        <mi>T</mi>
      </msup>
    </mrow>
    <annotation encoding="StarMath 5.0">tilde A = AG^T</annotation>
  </semantics>
</math>
</file>

<file path=Object 50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5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2/content.xml><?xml version="1.0" encoding="utf-8"?>
<math xmlns="http://www.w3.org/1998/Math/MathML" display="block">
  <semantics>
    <mrow>
      <msub>
        <mi>c</mi>
        <mn>2</mn>
      </msub>
      <msub>
        <mi>c</mi>
        <mn>3</mn>
      </msub>
    </mrow>
    <annotation encoding="StarMath 5.0">c_2 c_3
</annotation>
  </semantics>
</math>
</file>

<file path=Object 53/content.xml><?xml version="1.0" encoding="utf-8"?>
<math xmlns="http://www.w3.org/1998/Math/MathML" display="block">
  <semantics>
    <mrow>
      <mrow>
        <mo stretchy="false">−</mo>
        <msub>
          <mi>s</mi>
          <mn>2</mn>
        </msub>
      </mrow>
      <msub>
        <mi>c</mi>
        <mn>1</mn>
      </msub>
      <msub>
        <mi>c</mi>
        <mn>3</mn>
      </msub>
    </mrow>
    <annotation encoding="StarMath 5.0">-s_2 c_1 c_3
</annotation>
  </semantics>
</math>
</file>

<file path=Object 54/content.xml><?xml version="1.0" encoding="utf-8"?>
<math xmlns="http://www.w3.org/1998/Math/MathML" display="block">
  <semantics>
    <mrow>
      <mrow>
        <msub>
          <mi>q</mi>
          <mi mathvariant="italic">jj</mi>
        </msub>
        <mo stretchy="false">=</mo>
        <msub>
          <mi>c</mi>
          <mi>i</mi>
        </msub>
      </mrow>
      <msub>
        <mi>c</mi>
        <mi>j</mi>
      </msub>
    </mrow>
    <annotation encoding="StarMath 5.0">q_jj = c_i c_j</annotation>
  </semantics>
</math>
</file>

<file path=Object 55/content.xml><?xml version="1.0" encoding="utf-8"?>
<math xmlns="http://www.w3.org/1998/Math/MathML" display="block">
  <semantics>
    <mrow>
      <msub>
        <mi mathvariant="normal">θ</mi>
        <mn>0,</mn>
      </msub>
      <msub>
        <mi mathvariant="normal">θ</mi>
        <mn>1,</mn>
      </msub>
      <msub>
        <mi mathvariant="normal">θ</mi>
        <mn>2,</mn>
      </msub>
      <mn>..</mn>
      <mi>.</mi>
    </mrow>
    <annotation encoding="StarMath 5.0">%theta_0, %theta_1, %theta_2, ...</annotation>
  </semantics>
</math>
</file>

<file path=Object 56/content.xml><?xml version="1.0" encoding="utf-8"?>
<math xmlns="http://www.w3.org/1998/Math/MathML" display="block">
  <semantics>
    <mrow>
      <msub>
        <mi>s</mi>
        <mn>0</mn>
      </msub>
      <msub>
        <mi>a</mi>
        <mn>12</mn>
      </msub>
    </mrow>
    <annotation encoding="StarMath 5.0">s_0 a_12
</annotation>
  </semantics>
</math>
</file>

<file path=Object 5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58/content.xml><?xml version="1.0" encoding="utf-8"?>
<math xmlns="http://www.w3.org/1998/Math/MathML" display="block">
  <semantics>
    <msub>
      <mi mathvariant="italic">row</mi>
      <mi>i</mi>
    </msub>
    <annotation encoding="StarMath 5.0">row_i
</annotation>
  </semantics>
</math>
</file>

<file path=Object 59/content.xml><?xml version="1.0" encoding="utf-8"?>
<math xmlns="http://www.w3.org/1998/Math/MathML" display="block">
  <semantics>
    <msub>
      <mi mathvariant="italic">row</mi>
      <mrow>
        <mi>i</mi>
        <mo stretchy="false">+</mo>
        <mn>1</mn>
      </mrow>
    </msub>
    <annotation encoding="StarMath 5.0">row_{i+1} </annotation>
  </semantics>
</math>
</file>

<file path=Object 6/content.xml><?xml version="1.0" encoding="utf-8"?>
<math xmlns="http://www.w3.org/1998/Math/MathML" display="block">
  <semantics>
    <mrow>
      <mi>A</mi>
      <mrow>
        <mi>'</mi>
        <mo stretchy="false">=</mo>
        <msup>
          <mi mathvariant="italic">GAG</mi>
          <mi>T</mi>
        </msup>
        <mo stretchy="false">=</mo>
        <mi>G</mi>
      </mrow>
      <mover accent="true">
        <mi>A</mi>
        <mo stretchy="false">~</mo>
      </mover>
    </mrow>
    <annotation encoding="StarMath 5.0">A' = GAG^T = G tilde A
</annotation>
  </semantics>
</math>
</file>

<file path=Object 60/content.xml><?xml version="1.0" encoding="utf-8"?>
<math xmlns="http://www.w3.org/1998/Math/MathML" display="block">
  <semantics>
    <mrow>
      <msubsup>
        <mi>q</mi>
        <mi mathvariant="italic">jk</mi>
        <mi>T</mi>
      </msubsup>
      <mo stretchy="false">=</mo>
      <msub>
        <mi>s</mi>
        <mi>j</mi>
      </msub>
    </mrow>
    <annotation encoding="StarMath 5.0">q^T_jk = s_j</annotation>
  </semantics>
</math>
</file>

<file path=Object 61/content.xml><?xml version="1.0" encoding="utf-8"?>
<math xmlns="http://www.w3.org/1998/Math/MathML" display="block">
  <semantics>
    <mrow>
      <mrow>
        <msubsup>
          <mi>q</mi>
          <mi mathvariant="italic">kj</mi>
          <mi>T</mi>
        </msubsup>
        <mo stretchy="false">=</mo>
        <mrow>
          <mo stretchy="false">−</mo>
          <msub>
            <mi>s</mi>
            <mi>j</mi>
          </msub>
        </mrow>
      </mrow>
      <msub>
        <mi>c</mi>
        <mi>i</mi>
      </msub>
      <msub>
        <mi>c</mi>
        <mi>k</mi>
      </msub>
    </mrow>
    <annotation encoding="StarMath 5.0">q^T_kj = -s_j c_i c_k</annotation>
  </semantics>
</math>
</file>

<file path=Object 62/content.xml><?xml version="1.0" encoding="utf-8"?>
<math xmlns="http://www.w3.org/1998/Math/MathML" display="block">
  <semantics>
    <mrow>
      <mi>a</mi>
      <mrow>
        <msub>
          <mi>'</mi>
          <mi mathvariant="italic">ii</mi>
        </msub>
        <mo stretchy="false">=</mo>
        <msub>
          <mi>r</mi>
          <mi mathvariant="italic">ii</mi>
        </msub>
      </mrow>
      <mrow>
        <msubsup>
          <mi>q</mi>
          <mi mathvariant="italic">ii</mi>
          <mi>T</mi>
        </msubsup>
        <mo stretchy="false">+</mo>
        <msub>
          <mi>r</mi>
          <mi mathvariant="italic">ij</mi>
        </msub>
      </mrow>
      <mrow>
        <msubsup>
          <mi>q</mi>
          <mi mathvariant="italic">ij</mi>
          <mi>T</mi>
        </msubsup>
        <mo stretchy="false">=</mo>
        <msub>
          <mi>r</mi>
          <mi mathvariant="italic">ii</mi>
        </msub>
      </mrow>
      <msub>
        <mi>c</mi>
        <mi>h</mi>
      </msub>
      <mrow>
        <msub>
          <mi>c</mi>
          <mi>i</mi>
        </msub>
        <mo stretchy="false">+</mo>
        <msub>
          <mi>r</mi>
          <mi mathvariant="italic">ij</mi>
        </msub>
      </mrow>
      <msub>
        <mi>s</mi>
        <mi>i</mi>
      </msub>
    </mrow>
    <annotation encoding="StarMath 5.0">a'_ii = r_ii q^T_ii+r_ij q^T_ij = r_ii c_h c_i + r_ij s_i
</annotation>
  </semantics>
</math>
</file>

<file path=Object 63/content.xml><?xml version="1.0" encoding="utf-8"?>
<math xmlns="http://www.w3.org/1998/Math/MathML" display="block">
  <semantics>
    <mrow>
      <msub>
        <mi>c</mi>
        <mi>j</mi>
      </msub>
      <mo stretchy="false">=</mo>
      <mn>1</mn>
    </mrow>
    <annotation encoding="StarMath 5.0">c_j = 1</annotation>
  </semantics>
</math>
</file>

<file path=Object 64/content.xml><?xml version="1.0" encoding="utf-8"?>
<math xmlns="http://www.w3.org/1998/Math/MathML" display="block">
  <semantics>
    <mrow>
      <msub>
        <mi>s</mi>
        <mi>j</mi>
      </msub>
      <mo stretchy="false">=</mo>
      <mn>0</mn>
    </mrow>
    <annotation encoding="StarMath 5.0">s_j = 0</annotation>
  </semantics>
</math>
</file>

<file path=Object 65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sub>
          <mi>r</mi>
          <mi mathvariant="italic">ii</mi>
        </msub>
      </mrow>
      <mrow>
        <msubsup>
          <mi>q</mi>
          <mi mathvariant="italic">ji</mi>
          <mi>T</mi>
        </msubsup>
        <mo stretchy="false">+</mo>
        <msub>
          <mi>r</mi>
          <mi mathvariant="italic">ij</mi>
        </msub>
      </mrow>
      <mrow>
        <msubsup>
          <mi>q</mi>
          <mi mathvariant="italic">jj</mi>
          <mi>T</mi>
        </msubsup>
        <mo stretchy="false">+</mo>
        <msub>
          <mi>r</mi>
          <mi mathvariant="italic">ik</mi>
        </msub>
      </mrow>
      <mrow>
        <msubsup>
          <mi>q</mi>
          <mi mathvariant="italic">jk</mi>
          <mi>T</mi>
        </msubsup>
        <mo stretchy="false">=</mo>
        <mrow>
          <mo stretchy="false">−</mo>
          <msub>
            <mi>r</mi>
            <mi mathvariant="italic">ii</mi>
          </msub>
        </mrow>
      </mrow>
      <msub>
        <mi>s</mi>
        <mi>i</mi>
      </msub>
      <msub>
        <mi>c</mi>
        <mi>h</mi>
      </msub>
      <mrow>
        <msub>
          <mi>c</mi>
          <mi>j</mi>
        </msub>
        <mo stretchy="false">+</mo>
        <msub>
          <mi>r</mi>
          <mi mathvariant="italic">ij</mi>
        </msub>
      </mrow>
      <msub>
        <mi>c</mi>
        <mi>i</mi>
      </msub>
      <mrow>
        <msub>
          <mi>c</mi>
          <mi>j</mi>
        </msub>
        <mo stretchy="false">+</mo>
        <msub>
          <mi>r</mi>
          <mi mathvariant="italic">ik</mi>
        </msub>
      </mrow>
      <msub>
        <mi>s</mi>
        <mi>j</mi>
      </msub>
    </mrow>
    <annotation encoding="StarMath 5.0">a'_ij = r_ii q^T_ji + r_ij q^T_jj + r_ik q^T_jk = - r_ii s_i c_h c_j + r_ij c_i c_j + r_ik s_j
</annotation>
  </semantics>
</math>
</file>

<file path=Object 66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67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68/content.xml><?xml version="1.0" encoding="utf-8"?>
<math xmlns="http://www.w3.org/1998/Math/MathML" display="block">
  <semantics>
    <mrow>
      <msub>
        <mi>s</mi>
        <mi>j</mi>
      </msub>
      <mi>,</mi>
      <msub>
        <mi>c</mi>
        <mi>j</mi>
      </msub>
      <mi mathvariant="italic">such</mi>
      <mi mathvariant="italic">that</mi>
      <msub>
        <mi>c</mi>
        <mi>j</mi>
      </msub>
      <mrow>
        <msub>
          <mi>a</mi>
          <mi mathvariant="italic">jk</mi>
        </msub>
        <mo stretchy="false">=</mo>
        <msub>
          <mi>s</mi>
          <mi>j</mi>
        </msub>
      </mrow>
      <mrow>
        <mo fence="true" stretchy="false">(</mo>
        <mrow>
          <mrow>
            <msub>
              <mi>c</mi>
              <mi>i</mi>
            </msub>
            <mrow>
              <msub>
                <mi>a</mi>
                <mi mathvariant="italic">jj</mi>
              </msub>
              <mo stretchy="false">−</mo>
              <msub>
                <mi>s</mi>
                <mi>i</mi>
              </msub>
            </mrow>
            <msub>
              <mi>c</mi>
              <mi>h</mi>
            </msub>
            <msub>
              <mi>a</mi>
              <mi mathvariant="italic">ij</mi>
            </msub>
          </mrow>
        </mrow>
        <mo fence="true" stretchy="false">)</mo>
      </mrow>
    </mrow>
    <annotation encoding="StarMath 5.0">s_j, c_j such that c_j a_jk = s_j ( c_i a_jj - s_i c_h a_ij )</annotation>
  </semantics>
</math>
</file>

<file path=Object 69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7/content.xml><?xml version="1.0" encoding="utf-8"?>
<math xmlns="http://www.w3.org/1998/Math/MathML" display="block">
  <semantics>
    <mrow>
      <mi>a</mi>
      <mrow>
        <msub>
          <mi>'</mi>
          <mrow>
            <mrow>
              <mi>k</mi>
              <mo stretchy="false">−</mo>
              <mn>1,</mn>
            </mrow>
            <mi>l</mi>
          </mrow>
        </msub>
        <mo stretchy="false">=</mo>
        <mn>0</mn>
      </mrow>
    </mrow>
    <annotation encoding="StarMath 5.0">a'_{k-1,l} = 0
</annotation>
  </semantics>
</math>
</file>

<file path=Object 70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71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72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73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sub>
          <mi mathvariant="normal">δ</mi>
          <mi mathvariant="italic">ij</mi>
        </msub>
      </mrow>
      <mo stretchy="false">∀</mo>
      <mi>i</mi>
      <mi>,</mi>
      <mrow>
        <mi>j</mi>
        <mo stretchy="false">≠</mo>
        <mi>k</mi>
      </mrow>
      <mi>,</mi>
      <mi>l</mi>
    </mrow>
    <annotation encoding="StarMath 5.0">g_ij = %delta_ij forall i,j &lt;&gt; k,l


</annotation>
  </semantics>
</math>
</file>

<file path=Object 74/content.xml><?xml version="1.0" encoding="utf-8"?>
<math xmlns="http://www.w3.org/1998/Math/MathML" display="block">
  <semantics>
    <mrow>
      <mi>Q</mi>
      <mi>'</mi>
      <mi>A</mi>
      <mrow>
        <mi>'</mi>
        <mo stretchy="false">=</mo>
        <mi mathvariant="italic">QA</mi>
        <mo stretchy="false">=</mo>
        <mi>Q</mi>
      </mrow>
      <mi>G</mi>
      <msup>
        <mi>G</mi>
        <mi>T</mi>
      </msup>
      <mi>A</mi>
    </mrow>
    <annotation encoding="StarMath 5.0">Q'A' = QA = Q G G^T A


</annotation>
  </semantics>
</math>
</file>

<file path=Object 75/content.xml><?xml version="1.0" encoding="utf-8"?>
<math xmlns="http://www.w3.org/1998/Math/MathML" display="block">
  <semantics>
    <mrow>
      <mi>A</mi>
      <mrow>
        <mi>'</mi>
        <mo stretchy="false">=</mo>
        <msup>
          <mi>G</mi>
          <mi>T</mi>
        </msup>
      </mrow>
      <mi>A</mi>
    </mrow>
    <annotation encoding="StarMath 5.0">A' = G^T A


</annotation>
  </semantics>
</math>
</file>

<file path=Object 76/content.xml><?xml version="1.0" encoding="utf-8"?>
<math xmlns="http://www.w3.org/1998/Math/MathML" display="block">
  <semantics>
    <mrow>
      <mi>Q</mi>
      <mrow>
        <mi>'</mi>
        <mo stretchy="false">=</mo>
        <mi mathvariant="italic">QG</mi>
      </mrow>
    </mrow>
    <annotation encoding="StarMath 5.0">Q' = QG


</annotation>
  </semantics>
</math>
</file>

<file path=Object 77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ir</mi>
            <mi>T</mi>
          </msubsup>
        </mrow>
      </mrow>
      <msub>
        <mi>a</mi>
        <mi mathvariant="italic">rj</mi>
      </msub>
    </mrow>
    <annotation encoding="StarMath 5.0">a'_ij = sum from { { r = 0 } } to { n-1 } g^T_ir a_rj</annotation>
  </semantics>
</math>
</file>

<file path=Object 78/content.xml><?xml version="1.0" encoding="utf-8"?>
<math xmlns="http://www.w3.org/1998/Math/MathML" display="block">
  <semantics>
    <mrow>
      <mi>a</mi>
      <mrow>
        <msub>
          <mi>'</mi>
          <mi mathvariant="italic">k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kr</mi>
            <mi>T</mi>
          </msubsup>
        </mrow>
      </mrow>
      <mrow>
        <msub>
          <mi>a</mi>
          <mi mathvariant="italic">rj</mi>
        </msub>
        <mo stretchy="false">=</mo>
        <msubsup>
          <mi>g</mi>
          <mi mathvariant="italic">kk</mi>
          <mi>T</mi>
        </msubsup>
      </mrow>
      <mrow>
        <msub>
          <mi>a</mi>
          <mi mathvariant="italic">kj</mi>
        </msub>
        <mo stretchy="false">+</mo>
        <msubsup>
          <mi>g</mi>
          <mi mathvariant="italic">kl</mi>
          <mi>T</mi>
        </msubsup>
      </mrow>
      <mrow>
        <msub>
          <mi>a</mi>
          <mi mathvariant="italic">lj</mi>
        </msub>
        <mo stretchy="false">=</mo>
        <mi>c</mi>
      </mrow>
      <mrow>
        <msub>
          <mi>a</mi>
          <mi mathvariant="italic">kj</mi>
        </msub>
        <mo stretchy="false">−</mo>
        <mi>s</mi>
      </mrow>
      <msub>
        <mi>a</mi>
        <mi mathvariant="italic">lj</mi>
      </msub>
    </mrow>
    <annotation encoding="StarMath 5.0">a'_kj = sum from { { r = 0 } } to { n-1 } g^T_kr a_rj = g^T_kk a_kj + g^T_kl a_lj 
= c a_kj - s a_lj</annotation>
  </semantics>
</math>
</file>

<file path=Object 79/content.xml><?xml version="1.0" encoding="utf-8"?>
<math xmlns="http://www.w3.org/1998/Math/MathML" display="block">
  <semantics>
    <mrow>
      <mi>a</mi>
      <mrow>
        <msub>
          <mi>'</mi>
          <mi mathvariant="italic">l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lr</mi>
            <mi>T</mi>
          </msubsup>
        </mrow>
      </mrow>
      <mrow>
        <msub>
          <mi>a</mi>
          <mi mathvariant="italic">rj</mi>
        </msub>
        <mo stretchy="false">=</mo>
        <msubsup>
          <mi>g</mi>
          <mi mathvariant="italic">lk</mi>
          <mi>T</mi>
        </msubsup>
      </mrow>
      <mrow>
        <msub>
          <mi>a</mi>
          <mi mathvariant="italic">kj</mi>
        </msub>
        <mo stretchy="false">+</mo>
        <msubsup>
          <mi>g</mi>
          <mtext>ll</mtext>
          <mi>T</mi>
        </msubsup>
      </mrow>
      <mrow>
        <msub>
          <mi>a</mi>
          <mi mathvariant="italic">lj</mi>
        </msub>
        <mo stretchy="false">=</mo>
        <mi>c</mi>
      </mrow>
      <mrow>
        <msub>
          <mi>a</mi>
          <mi mathvariant="italic">lj</mi>
        </msub>
        <mo stretchy="false">+</mo>
        <mi>s</mi>
      </mrow>
      <msub>
        <mi>a</mi>
        <mi mathvariant="italic">kj</mi>
      </msub>
    </mrow>
    <annotation encoding="StarMath 5.0">a'_lj = sum from { { r = 0 } } to { n-1 } g^T_lr a_rj = g^T_lk a_kj + g^T_"ll" a_lj 
= c a_lj + s a_kj</annotation>
  </semantics>
</math>
</file>

<file path=Object 8/content.xml><?xml version="1.0" encoding="utf-8"?>
<math xmlns="http://www.w3.org/1998/Math/MathML" display="block">
  <semantics>
    <mrow>
      <mi>c</mi>
      <mrow>
        <msub>
          <mi>a</mi>
          <mrow>
            <mrow>
              <mi>k</mi>
              <mo stretchy="false">−</mo>
              <mn>1,</mn>
            </mrow>
            <mi>l</mi>
          </mrow>
        </msub>
        <mo stretchy="false">−</mo>
        <mi>s</mi>
      </mrow>
      <mrow>
        <msub>
          <mi>a</mi>
          <mrow>
            <mrow>
              <mi>k</mi>
              <mo stretchy="false">−</mo>
              <mn>1,</mn>
            </mrow>
            <mi>k</mi>
          </mrow>
        </msub>
        <mo stretchy="false">=</mo>
        <mn>0</mn>
      </mrow>
      <mo stretchy="false">⇒</mo>
      <mrow>
        <mi mathvariant="normal">θ</mi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sub>
              <mi>a</mi>
              <mrow>
                <mrow>
                  <mi>k</mi>
                  <mo stretchy="false">−</mo>
                  <mn>1,</mn>
                </mrow>
                <mi>l</mi>
              </mrow>
            </msub>
            <msub>
              <mi>a</mi>
              <mrow>
                <mrow>
                  <mi>k</mi>
                  <mo stretchy="false">−</mo>
                  <mn>1,</mn>
                </mrow>
                <mi>k</mi>
              </mrow>
            </msub>
          </mfrac>
        </mrow>
        <mo fence="true" stretchy="true">)</mo>
      </mrow>
    </mrow>
    <annotation encoding="StarMath 5.0">c a_{k-1,l} - s a_{k-1,k} = 0 drarrow %theta = tan^-1 left ( a_{k-1,l} over a_{k-1,k} right )

</annotation>
  </semantics>
</math>
</file>

<file path=Object 80/content.xml><?xml version="1.0" encoding="utf-8"?>
<math xmlns="http://www.w3.org/1998/Math/MathML" display="block">
  <semantics>
    <mrow>
      <mi>Q</mi>
      <mrow>
        <msup>
          <mi>'</mi>
          <mi>T</mi>
        </msup>
        <mo stretchy="false">=</mo>
        <msup>
          <mi>G</mi>
          <mi>T</mi>
        </msup>
      </mrow>
      <msup>
        <mi>Q</mi>
        <mi>T</mi>
      </msup>
    </mrow>
    <annotation encoding="StarMath 5.0">Q'^T = G^T Q^T


</annotation>
  </semantics>
</math>
</file>

<file path=Object 81/content.xml><?xml version="1.0" encoding="utf-8"?>
<math xmlns="http://www.w3.org/1998/Math/MathML" display="block">
  <semantics>
    <mrow>
      <mi>q</mi>
      <mrow>
        <msubsup>
          <mi>'</mi>
          <mi mathvariant="italic">kj</mi>
          <mi>T</mi>
        </msubsup>
        <mo stretchy="false">=</mo>
        <mi>c</mi>
      </mrow>
      <mrow>
        <msubsup>
          <mi>q</mi>
          <mi mathvariant="italic">kj</mi>
          <mi>T</mi>
        </msubsup>
        <mo stretchy="false">−</mo>
        <mi>s</mi>
      </mrow>
      <msubsup>
        <mi>q</mi>
        <mi mathvariant="italic">lj</mi>
        <mi>T</mi>
      </msubsup>
    </mrow>
    <annotation encoding="StarMath 5.0">q'^T_kj = c q^T_kj - s q^T_lj</annotation>
  </semantics>
</math>
</file>

<file path=Object 82/content.xml><?xml version="1.0" encoding="utf-8"?>
<math xmlns="http://www.w3.org/1998/Math/MathML" display="block">
  <semantics>
    <mrow>
      <mi>q</mi>
      <mrow>
        <msubsup>
          <mi>'</mi>
          <mi mathvariant="italic">lj</mi>
          <mi>T</mi>
        </msubsup>
        <mo stretchy="false">=</mo>
        <mi>c</mi>
      </mrow>
      <mrow>
        <msubsup>
          <mi>q</mi>
          <mi mathvariant="italic">lj</mi>
          <mi>T</mi>
        </msubsup>
        <mo stretchy="false">+</mo>
        <mi>s</mi>
      </mrow>
      <msubsup>
        <mi>q</mi>
        <mi mathvariant="italic">kj</mi>
        <mi>T</mi>
      </msubsup>
    </mrow>
    <annotation encoding="StarMath 5.0">q'^T_lj = c q^T_lj + s q^T_kj</annotation>
  </semantics>
</math>
</file>

<file path=Object 83/content.xml><?xml version="1.0" encoding="utf-8"?>
<math xmlns="http://www.w3.org/1998/Math/MathML" display="block">
  <semantics>
    <mrow>
      <mi>a</mi>
      <mrow>
        <msub>
          <mi>'</mi>
          <mi mathvariant="italic">kj</mi>
        </msub>
        <mo stretchy="false">=</mo>
        <mn>0</mn>
      </mrow>
      <mo stretchy="false">⇒</mo>
      <mi>c</mi>
      <mrow>
        <msub>
          <mi>a</mi>
          <mi mathvariant="italic">kj</mi>
        </msub>
        <mo stretchy="false">+</mo>
        <mi>s</mi>
      </mrow>
      <mrow>
        <msub>
          <mi>a</mi>
          <mi mathvariant="italic">lj</mi>
        </msub>
        <mo stretchy="false">=</mo>
        <mn>0</mn>
      </mrow>
      <mo stretchy="false">⇒</mo>
      <mi>tan</mi>
      <mrow>
        <mrow>
          <mo fence="true" stretchy="false">(</mo>
          <mrow>
            <mi mathvariant="normal">θ</mi>
          </mrow>
          <mo fence="true" stretchy="false">)</mo>
        </mrow>
        <mo stretchy="false">=</mo>
        <mrow>
          <msub>
            <mi>a</mi>
            <mi mathvariant="italic">kj</mi>
          </msub>
          <mo stretchy="false">/</mo>
          <msub>
            <mi>a</mi>
            <mi mathvariant="italic">lj</mi>
          </msub>
        </mrow>
      </mrow>
    </mrow>
    <annotation encoding="StarMath 5.0">a'_kj = 0 drarrow c a_kj + s a_lj = 0 drarrow tan( %theta ) = a_kj / a_lj</annotation>
  </semantics>
</math>
</file>

<file path=Object 84/content.xml><?xml version="1.0" encoding="utf-8"?>
<math xmlns="http://www.w3.org/1998/Math/MathML" display="block">
  <semantics>
    <msub>
      <mi>a</mi>
      <mrow>
        <mi>k</mi>
        <mi>,</mi>
        <mi>l</mi>
      </mrow>
    </msub>
    <annotation encoding="StarMath 5.0">a_{k, l}
</annotation>
  </semantics>
</math>
</file>

<file path=Object 85/content.xml><?xml version="1.0" encoding="utf-8"?>
<math xmlns="http://www.w3.org/1998/Math/MathML" display="block">
  <semantics>
    <msub>
      <mi>a</mi>
      <mrow>
        <mi>k</mi>
        <mi>,</mi>
        <mi>l</mi>
      </mrow>
    </msub>
    <annotation encoding="StarMath 5.0">a_{k, l}
</annotation>
  </semantics>
</math>
</file>

<file path=Object 9/content.xml><?xml version="1.0" encoding="utf-8"?>
<math xmlns="http://www.w3.org/1998/Math/MathML" display="block">
  <semantics>
    <msub>
      <mi>a</mi>
      <mrow>
        <mrow>
          <mi>k</mi>
          <mo stretchy="false">−</mo>
          <mn>1,</mn>
        </mrow>
        <mi>l</mi>
      </mrow>
    </msub>
    <annotation encoding="StarMath 5.0">a_{k-1,l}
</annotation>
  </semantics>
</math>
</file>